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face style:name="Calibri" svg:font-family="Calibri" style:font-family-generic="swis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41cm"/>
    </style:style>
    <style:style style:name="co2" style:family="table-column">
      <style:table-column-properties fo:break-before="auto" style:column-width="2.461cm"/>
    </style:style>
    <style:style style:name="co3" style:family="table-column">
      <style:table-column-properties fo:break-before="auto" style:column-width="2.302cm"/>
    </style:style>
    <style:style style:name="co4" style:family="table-column">
      <style:table-column-properties fo:break-before="auto" style:column-width="2.249cm"/>
    </style:style>
    <style:style style:name="co5" style:family="table-column">
      <style:table-column-properties fo:break-before="auto" style:column-width="0.238cm"/>
    </style:style>
    <style:style style:name="co6" style:family="table-column">
      <style:table-column-properties fo:break-before="auto" style:column-width="1.058cm"/>
    </style:style>
    <style:style style:name="co7" style:family="table-column">
      <style:table-column-properties fo:break-before="auto" style:column-width="0.953cm"/>
    </style:style>
    <style:style style:name="co8" style:family="table-column">
      <style:table-column-properties fo:break-before="auto" style:column-width="0.926cm"/>
    </style:style>
    <style:style style:name="co9" style:family="table-column">
      <style:table-column-properties fo:break-before="auto" style:column-width="1.693cm"/>
    </style:style>
    <style:style style:name="co10" style:family="table-column">
      <style:table-column-properties fo:break-before="auto" style:column-width="2.566cm"/>
    </style:style>
    <style:style style:name="co11" style:family="table-column">
      <style:table-column-properties fo:break-before="auto" style:column-width="1.931cm"/>
    </style:style>
    <style:style style:name="co12" style:family="table-column">
      <style:table-column-properties fo:break-before="auto" style:column-width="2.699cm"/>
    </style:style>
    <style:style style:name="co13" style:family="table-column">
      <style:table-column-properties fo:break-before="auto" style:column-width="2.064cm"/>
    </style:style>
    <style:style style:name="ro1" style:family="table-row">
      <style:table-row-properties style:row-height="0.748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1.058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0.185cm" fo:break-before="auto" style:use-optimal-row-height="false"/>
    </style:style>
    <style:style style:name="ro7" style:family="table-row">
      <style:table-row-properties style:row-height="1.032cm" fo:break-before="auto" style:use-optimal-row-height="false"/>
    </style:style>
    <style:style style:name="ro8" style:family="table-row">
      <style:table-row-properties style:row-height="0.623cm" fo:break-before="auto" style:use-optimal-row-height="false"/>
    </style:style>
    <style:style style:name="ro9" style:family="table-row">
      <style:table-row-properties style:row-height="1.588cm" fo:break-before="auto" style:use-optimal-row-height="false"/>
    </style:style>
    <style:style style:name="ro10" style:family="table-row">
      <style:table-row-properties style:row-height="1.799cm" fo:break-before="auto" style:use-optimal-row-height="false"/>
    </style:style>
    <style:style style:name="ro11" style:family="table-row">
      <style:table-row-properties style:row-height="1.614cm" fo:break-before="auto" style:use-optimal-row-height="false"/>
    </style:style>
    <style:style style:name="ro12" style:family="table-row">
      <style:table-row-properties style:row-height="2.381cm" fo:break-before="auto" style:use-optimal-row-height="false"/>
    </style:style>
    <style:style style:name="ro13" style:family="table-row">
      <style:table-row-properties style:row-height="1.773cm" fo:break-before="auto" style:use-optimal-row-height="false"/>
    </style:style>
    <style:style style:name="ro14" style:family="table-row">
      <style:table-row-properties style:row-height="1.693cm" fo:break-before="auto" style:use-optimal-row-height="false"/>
    </style:style>
    <style:style style:name="ro15" style:family="table-row">
      <style:table-row-properties style:row-height="1.561cm" fo:break-before="auto" style:use-optimal-row-height="false"/>
    </style:style>
    <style:style style:name="ro16" style:family="table-row">
      <style:table-row-properties style:row-height="1.376cm" fo:break-before="auto" style:use-optimal-row-height="false"/>
    </style:style>
    <style:style style:name="ro17" style:family="table-row">
      <style:table-row-properties style:row-height="0.609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0.526cm" fo:break-before="auto" style:use-optimal-row-height="true"/>
    </style:style>
    <style:style style:name="ro20" style:family="table-row">
      <style:table-row-properties style:row-height="1cm" fo:break-before="auto" style:use-optimal-row-height="true"/>
    </style:style>
    <style:style style:name="ro21" style:family="table-row">
      <style:table-row-properties style:row-height="0.688cm" fo:break-before="auto" style:use-optimal-row-height="false"/>
    </style:style>
    <style:style style:name="ro22" style:family="table-row">
      <style:table-row-properties style:row-height="1.005cm" fo:break-before="auto" style:use-optimal-row-height="false"/>
    </style:style>
    <style:style style:name="ro23" style:family="table-row">
      <style:table-row-properties style:row-height="1.947cm" fo:break-before="auto" style:use-optimal-row-height="true"/>
    </style:style>
    <style:style style:name="ro24" style:family="table-row">
      <style:table-row-properties style:row-height="1.429cm" fo:break-before="auto" style:use-optimal-row-height="false"/>
    </style:style>
    <style:style style:name="ro25" style:family="table-row">
      <style:table-row-properties style:row-height="1.508cm" fo:break-before="auto" style:use-optimal-row-height="false"/>
    </style:style>
    <style:style style:name="ro26" style:family="table-row">
      <style:table-row-properties style:row-height="1.852cm" fo:break-before="auto" style:use-optimal-row-height="false"/>
    </style:style>
    <style:style style:name="ro27" style:family="table-row">
      <style:table-row-properties style:row-height="2.422cm" fo:break-before="auto" style:use-optimal-row-height="true"/>
    </style:style>
    <style:style style:name="ro28" style:family="table-row">
      <style:table-row-properties style:row-height="1.64cm" fo:break-before="auto" style:use-optimal-row-height="false"/>
    </style:style>
    <style:style style:name="ro29" style:family="table-row">
      <style:table-row-properties style:row-height="1.473cm" fo:break-before="auto" style:use-optimal-row-height="true"/>
    </style:style>
    <style:style style:name="ro30" style:family="table-row">
      <style:table-row-properties style:row-height="2.895cm" fo:break-before="auto" style:use-optimal-row-height="true"/>
    </style:style>
    <style:style style:name="ro31" style:family="table-row">
      <style:table-row-properties style:row-height="0.767cm" fo:break-before="auto" style:use-optimal-row-height="false"/>
    </style:style>
    <style:style style:name="ro32" style:family="table-row">
      <style:table-row-properties style:row-height="1.482cm" fo:break-before="auto" style:use-optimal-row-height="false"/>
    </style:style>
    <style:style style:name="ro33" style:family="table-row">
      <style:table-row-properties style:row-height="0.873cm" fo:break-before="auto" style:use-optimal-row-height="false"/>
    </style:style>
    <style:style style:name="ro34" style:family="table-row">
      <style:table-row-properties style:row-height="0.979cm" fo:break-before="auto" style:use-optimal-row-height="false"/>
    </style:style>
    <style:style style:name="ro35" style:family="table-row">
      <style:table-row-properties style:row-height="0.556cm" fo:break-before="auto" style:use-optimal-row-height="false"/>
    </style:style>
    <style:style style:name="ro36" style:family="table-row">
      <style:table-row-properties style:row-height="1.402cm" fo:break-before="auto" style:use-optimal-row-height="false"/>
    </style:style>
    <style:style style:name="ro37" style:family="table-row">
      <style:table-row-properties style:row-height="1.085cm" fo:break-before="auto" style:use-optimal-row-height="false"/>
    </style:style>
    <style:style style:name="ro38" style:family="table-row">
      <style:table-row-properties style:row-height="0.953cm" fo:break-before="auto" style:use-optimal-row-height="false"/>
    </style:style>
    <style:style style:name="ro39" style:family="table-row">
      <style:table-row-properties style:row-height="0.45cm" fo:break-before="auto" style:use-optimal-row-height="false"/>
    </style:style>
    <style:style style:name="ta1" style:family="table" style:master-page-name="PageStyle_5f_Informe1">
      <style:table-properties table:display="true" style:writing-mode="lr-tb"/>
    </style:style>
    <style:style style:name="ta2" style:family="table" style:master-page-name="PageStyle_5f_Final">
      <style:table-properties table:display="true" style:writing-mode="lr-tb"/>
    </style:style>
    <number:number-style style:name="N1">
      <number:number number:decimal-places="0" loext:min-decimal-places="0" number:min-integer-digits="1"/>
    </number:number-style>
    <style:style style:name="ce2" style:family="table-cell" style:parent-style-name="Default">
      <style:table-cell-properties style:diagonal-bl-tr="none" style:diagonal-tl-br="none" fo:background-color="transparent" fo:border="none" style:rotation-align="none"/>
    </style:style>
    <style:style style:name="ce3"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2"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cc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table-cell-properties fo:background-color="#b2b2b2"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table-cell-properties style:diagonal-bl-tr="none" style:diagonal-tl-br="none" style:text-align-source="fix" style:repeat-content="false" fo:background-color="transparent" fo:wrap-option="wrap" fo:border="none" style:direction="ltr" style:rotation-angle="90" style:rotation-align="none" style:shrink-to-fit="false" style:vertical-align="middle" loext:vertical-justify="auto"/>
      <style:paragraph-properties fo:text-align="center" css3t:text-justify="auto" fo:margin-left="0cm" style:writing-mode="page"/>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56"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11" style:base-cell-address="Informe1.I72"/>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11" style:base-cell-address="Informe1.I72"/>
    </style:style>
    <style:style style:name="ce61"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6"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37" style:family="table-cell" style:parent-style-name="Default">
      <style:text-properties style:use-window-font-color="true" fo:font-weight="normal" style:font-weight-asian="normal" style:font-weight-complex="normal"/>
    </style:style>
    <style:style style:name="ce38" style:family="table-cell" style:parent-style-name="Default">
      <style:table-cell-properties style:text-align-source="fix" style:repeat-content="false"/>
      <style:paragraph-properties fo:text-align="start" fo:margin-left="0cm"/>
    </style:style>
    <style:style style:name="ce39" style:family="table-cell" style:parent-style-name="Default">
      <style:table-cell-properties fo:background-color="transparent"/>
    </style:style>
    <style:style style:name="ce48"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50"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fo:background-color="#c0c0c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style>
    <style:style style:name="ce66"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style>
    <style:style style:name="ce76" style:family="table-cell" style:parent-style-name="Default">
      <style:table-cell-properties fo:background-color="#c0c0c0"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13"/>
    </style:style>
    <style:style style:name="ce141" style:family="table-cell" style:parent-style-name="Default">
      <style:map style:condition="cell-content()&lt;54.5" style:apply-style-name="ConditionalStyle_5f_8" style:base-cell-address="'Informe 2'.I13"/>
    </style:style>
    <style:style style:name="ce1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13"/>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13"/>
    </style:style>
    <style:style style:name="ce1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25"/>
    </style:style>
    <style:style style:name="ce1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26"/>
    </style:style>
    <style:style style:name="ce1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33"/>
    </style:style>
    <style:style style:name="ce1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34"/>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35"/>
    </style:style>
    <style:style style:name="ce1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42"/>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43"/>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48"/>
    </style:style>
    <style:style style:name="ce1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52"/>
    </style:style>
    <style:style style:name="ce1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53"/>
    </style:style>
    <style:style style:name="ce1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58"/>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60"/>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64"/>
    </style:style>
    <style:style style:name="ce1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fo:font-weight="normal" style:font-weight-asian="normal" style:font-weight-complex="normal"/>
      <style:map style:condition="cell-content()&lt;54.5" style:apply-style-name="ConditionalStyle_5f_8" style:base-cell-address="'Informe 2'.I13"/>
    </style:style>
    <style:style style:name="ce1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67"/>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map style:condition="cell-content()&lt;54.5" style:apply-style-name="ConditionalStyle_5f_8" style:base-cell-address="'Informe 2'.I13"/>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map style:condition="cell-content()&lt;54.5" style:apply-style-name="ConditionalStyle_5f_8" style:base-cell-address="'Informe 2'.I70"/>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map style:condition="cell-content()&lt;54.5" style:apply-style-name="ConditionalStyle_5f_8" style:base-cell-address="'Informe 2'.I71"/>
    </style:style>
    <style:style style:name="ce1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75"/>
    </style:style>
    <style:style style:name="ce140"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42"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54.5" style:apply-style-name="ConditionalStyle_5f_6" style:base-cell-address="'Informe 2'.I91"/>
    </style:style>
    <style:style style:name="ce10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7" style:base-cell-address="'Informe 2'.I94"/>
    </style:style>
    <style:style style:name="ce101"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7" style:base-cell-address="'Informe 2'.I94"/>
    </style:style>
    <style:style style:name="ce145"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54.5" style:apply-style-name="ConditionalStyle_5f_7" style:base-cell-address="'Informe 2'.I94"/>
    </style:style>
    <style:style style:name="ce14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7" style:base-cell-address="'Informe 2'.I94"/>
    </style:style>
    <style:style style:name="ce1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232627" style:text-outline="false" style:text-line-through-style="none" style:text-line-through-type="none" style:font-name="Noto Sans" fo:font-size="6.80000019073486pt" fo:language="en" fo:country="US" fo:font-style="normal" fo:text-shadow="none" style:text-underline-style="none" fo:font-weight="normal" style:text-underline-mode="continuous" style:text-overline-mode="continuous" style:text-line-through-mode="continuous" style:font-name-asian="Noto Sans" style:font-size-asian="6.80000019073486pt" style:language-asian="zh" style:country-asian="CN" style:font-style-asian="normal" style:font-weight-asian="normal" style:font-name-complex="Noto Sans" style:font-size-complex="6.80000019073486pt" style:language-complex="hi" style:country-complex="IN" style:font-style-complex="normal" style:font-weight-complex="normal" style:text-emphasize="none" style:font-relief="none" style:text-overline-style="none" style:text-overline-color="font-color"/>
      <style:map style:condition="cell-content()&lt;54.5" style:apply-style-name="ConditionalStyle_5f_8" style:base-cell-address="'Informe 2'.I13"/>
    </style:style>
    <style:style style:name="ce150" style:family="table-cell" style:parent-style-name="Default">
      <style:map style:condition="cell-content()&lt;54.5" style:apply-style-name="ConditionalStyle_5f_8" style:base-cell-address="'Informe 2'.I25"/>
    </style:style>
    <style:style style:name="ce151" style:family="table-cell" style:parent-style-name="Default">
      <style:map style:condition="cell-content()&lt;54.5" style:apply-style-name="ConditionalStyle_5f_8" style:base-cell-address="'Informe 2'.I33"/>
    </style:style>
    <style:style style:name="ce152" style:family="table-cell" style:parent-style-name="Default">
      <style:map style:condition="cell-content()&lt;54.5" style:apply-style-name="ConditionalStyle_5f_8" style:base-cell-address="'Informe 2'.I35"/>
    </style:style>
    <style:style style:name="ce153" style:family="table-cell" style:parent-style-name="Default">
      <style:map style:condition="cell-content()&lt;54.5" style:apply-style-name="ConditionalStyle_5f_8" style:base-cell-address="'Informe 2'.I43"/>
    </style:style>
    <style:style style:name="ce154" style:family="table-cell" style:parent-style-name="Default">
      <style:map style:condition="cell-content()&lt;54.5" style:apply-style-name="ConditionalStyle_5f_8" style:base-cell-address="'Informe 2'.I48"/>
    </style:style>
    <style:style style:name="ce155" style:family="table-cell" style:parent-style-name="Default">
      <style:map style:condition="cell-content()&lt;54.5" style:apply-style-name="ConditionalStyle_5f_8" style:base-cell-address="'Informe 2'.I53"/>
    </style:style>
    <style:style style:name="ce156" style:family="table-cell" style:parent-style-name="Default">
      <style:map style:condition="cell-content()&lt;54.5" style:apply-style-name="ConditionalStyle_5f_8" style:base-cell-address="'Informe 2'.I58"/>
    </style:style>
    <style:style style:name="ce157" style:family="table-cell" style:parent-style-name="Default">
      <style:map style:condition="cell-content()&lt;54.5" style:apply-style-name="ConditionalStyle_5f_8" style:base-cell-address="'Informe 2'.I60"/>
    </style:style>
    <style:style style:name="ce158" style:family="table-cell" style:parent-style-name="Default">
      <style:map style:condition="cell-content()&lt;54.5" style:apply-style-name="ConditionalStyle_5f_8" style:base-cell-address="'Informe 2'.I64"/>
    </style:style>
    <style:style style:name="ce159" style:family="table-cell" style:parent-style-name="Default">
      <style:text-properties style:use-window-font-color="true" fo:font-weight="normal" style:font-weight-asian="normal" style:font-weight-complex="normal"/>
      <style:map style:condition="cell-content()&lt;54.5" style:apply-style-name="ConditionalStyle_5f_8" style:base-cell-address="'Informe 2'.I13"/>
    </style:style>
    <style:style style:name="ce160" style:family="table-cell" style:parent-style-name="Default">
      <style:map style:condition="cell-content()&lt;54.5" style:apply-style-name="ConditionalStyle_5f_8" style:base-cell-address="'Informe 2'.I67"/>
    </style:style>
    <style:style style:name="ce161" style:family="table-cell" style:parent-style-name="Default">
      <style:map style:condition="cell-content()&lt;54.5" style:apply-style-name="ConditionalStyle_5f_8" style:base-cell-address="'Informe 2'.I70"/>
    </style:style>
    <style:style style:name="ce162" style:family="table-cell" style:parent-style-name="Default">
      <style:map style:condition="cell-content()&lt;54.5" style:apply-style-name="ConditionalStyle_5f_8" style:base-cell-address="'Informe 2'.I71"/>
    </style:style>
    <style:style style:name="ce163" style:family="table-cell" style:parent-style-name="Default">
      <style:map style:condition="cell-content()&lt;54.5" style:apply-style-name="ConditionalStyle_5f_8" style:base-cell-address="'Informe 2'.I75"/>
    </style:style>
    <style:style style:name="ce164" style:family="table-cell" style:parent-style-name="Default" style:data-style-name="N110">
      <style:table-cell-properties style:rotation-align="none"/>
      <style:map style:condition="cell-content()&lt;54.5" style:apply-style-name="ConditionalStyle_5f_8" style:base-cell-address="'Informe 2'.I13"/>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Informe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5" table:default-cell-style-name="Default"/>
        <table:table-column table:style-name="co6" table:default-cell-style-name="ce57"/>
        <table:table-column table:style-name="co7" table:number-columns-repeated="7" table:default-cell-style-name="ce57"/>
        <table:table-column table:style-name="co8" table:default-cell-style-name="ce57"/>
        <table:table-column table:style-name="co7" table:number-columns-repeated="9" table:default-cell-style-name="ce57"/>
        <table:table-column table:style-name="co9" table:default-cell-style-name="Default"/>
        <table:table-column table:style-name="co3" table:number-columns-repeated="37" table:default-cell-style-name="Default"/>
        <table:table-row table:style-name="ro1">
          <table:table-cell/>
          <table:table-cell table:style-name="ce3" office:value-type="string" calcext:value-type="string" table:number-columns-spanned="6" table:number-rows-spanned="1">
            <text:p>ENTREGABLE 1 PROYECTO IA: ESTADO DEL ARTE</text:p>
          </table:table-cell>
          <table:covered-table-cell table:number-columns-repeated="5" table:style-name="ce3"/>
          <table:table-cell/>
          <table:table-cell table:style-name="ce20" office:value-type="string" calcext:value-type="string" table:number-columns-spanned="18" table:number-rows-spanned="1">
            <text:p>Escala: Excelente (5), Bueno (4), Aceptable (3), Deficiente (2), Malo (1), Ausente (0)</text:p>
          </table:table-cell>
          <table:covered-table-cell table:number-columns-repeated="17" table:style-name="ce20"/>
          <table:table-cell table:number-columns-repeated="38"/>
        </table:table-row>
        <table:table-row table:style-name="ro2">
          <table:table-cell table:number-columns-repeated="8"/>
          <table:table-cell table:style-name="Default" table:number-columns-repeated="18"/>
          <table:table-cell table:number-columns-repeated="38"/>
        </table:table-row>
        <table:table-row table:style-name="ro3">
          <table:table-cell/>
          <table:table-cell table:style-name="ce4" office:value-type="string" calcext:value-type="string" table:number-columns-spanned="6" table:number-rows-spanned="1">
            <text:p>DESCUENTOS ESTABLECIDOS POR INCUMPLIMIENTO</text:p>
          </table:table-cell>
          <table:covered-table-cell table:number-columns-repeated="5" table:style-name="ce4"/>
          <table:table-cell/>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number-columns-repeated="38"/>
        </table:table-row>
        <table:table-row table:style-name="ro4">
          <table:table-cell/>
          <table:table-cell table:style-name="ce5" office:value-type="string" calcext:value-type="string" table:number-columns-spanned="6" table:number-rows-spanned="1">
            <text:p>No cumplir reglas de los entregables (Formato, Latex, Sobre,, etc): <text:span text:style-name="T1">Nota máxima 65</text:span><text:span text:style-name="T2">.</text:span></text:p>
          </table:table-cell>
          <table:covered-table-cell table:number-columns-repeated="5" table:style-name="ce5"/>
          <table:table-cell table:style-name="ce35"/>
          <table:covered-table-cell table:number-columns-repeated="18" table:style-name="ce21"/>
          <table:table-cell table:number-columns-repeated="38"/>
        </table:table-row>
        <table:table-row table:style-name="ro5">
          <table:table-cell/>
          <table:table-cell table:style-name="ce5" office:value-type="string" calcext:value-type="string" table:number-columns-spanned="6" table:number-rows-spanned="1">
            <text:p>Copia entre alumnos o textual de algún sitio web, paper o algún otro tipo de documento: <text:span text:style-name="T1">Nota 0</text:span><text:span text:style-name="T2">.</text:span></text:p>
          </table:table-cell>
          <table:covered-table-cell table:number-columns-repeated="5" table:style-name="ce5"/>
          <table:table-cell/>
          <table:covered-table-cell table:number-columns-repeated="18" table:style-name="ce21"/>
          <table:table-cell table:number-columns-repeated="38"/>
        </table:table-row>
        <table:table-row table:style-name="ro6">
          <table:table-cell table:number-columns-repeated="8"/>
          <table:table-cell table:style-name="ce51" table:number-columns-repeated="16"/>
          <table:table-cell table:style-name="Default" table:number-columns-repeated="2"/>
          <table:table-cell table:number-columns-repeated="38"/>
        </table:table-row>
        <table:table-row table:style-name="ro3">
          <table:table-cell/>
          <table:table-cell table:style-name="ce6" office:value-type="string" calcext:value-type="string" table:number-columns-spanned="1" table:number-rows-spanned="3">
            <text:p>1 si cumple 0 no cumple</text:p>
          </table:table-cell>
          <table:table-cell table:style-name="ce16" office:value-type="string" calcext:value-type="string" table:number-columns-spanned="5" table:number-rows-spanned="1">
            <text:p>El informe está escrito en Latex.</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38"/>
        </table:table-row>
        <table:table-row table:style-name="ro7">
          <table:table-cell/>
          <table:covered-table-cell table:style-name="ce6"/>
          <table:table-cell table:style-name="ce16" office:value-type="string" calcext:value-type="string" table:number-columns-spanned="5" table:number-rows-spanned="1">
            <text:p>Entrega en un sobre con nombre, rol, nombre proyecto e identificación del entregable.</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38"/>
        </table:table-row>
        <table:table-row table:style-name="ro4">
          <table:table-cell/>
          <table:covered-table-cell table:style-name="ce6"/>
          <table:table-cell table:style-name="ce7" office:value-type="string" calcext:value-type="string" table:number-columns-spanned="5" table:number-rows-spanned="1">
            <text:p>No existe copia entre alumnos o textual de algún sitio web, paper o algún otro tipo de documento.</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38"/>
        </table:table-row>
        <table:table-row table:style-name="ro2">
          <table:table-cell table:number-columns-repeated="8"/>
          <table:table-cell table:style-name="Default" table:number-columns-repeated="13"/>
          <table:table-cell table:style-name="ce55"/>
          <table:table-cell table:style-name="Default" table:number-columns-repeated="4"/>
          <table:table-cell table:style-name="ce57"/>
          <table:table-cell table:number-columns-repeated="37"/>
        </table:table-row>
        <table:table-row table:style-name="ro8">
          <table:table-cell/>
          <table:table-cell table:style-name="ce4" office:value-type="string" calcext:value-type="string" table:number-columns-spanned="6" table:number-rows-spanned="1">
            <text:p>RESUMEN (5%)</text:p>
          </table:table-cell>
          <table:covered-table-cell table:number-columns-repeated="5" table:style-name="ce4"/>
          <table:table-cell/>
          <table:table-cell table:style-name="Default" table:number-columns-repeated="5"/>
          <table:table-cell table:style-name="ce59"/>
          <table:table-cell table:style-name="Default" table:number-columns-repeated="12"/>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2" table:number-columns-repeated="4"/>
          <table:table-cell table:style-name="ce58"/>
          <table:table-cell table:style-name="ce52" table:number-columns-repeated="12"/>
          <table:table-cell table:number-columns-repeated="38"/>
        </table:table-row>
        <table:table-row table:style-name="ro3">
          <table:table-cell/>
          <table:table-cell table:style-name="ce8" office:value-type="string" calcext:value-type="string" table:number-columns-spanned="6" table:number-rows-spanned="1">
            <text:p>La sección tiene una longitud adecuada (no más de 10 líneas).</text:p>
          </table:table-cell>
          <table:covered-table-cell table:number-columns-repeated="5" table:style-name="ce8"/>
          <table:table-cell/>
          <table:table-cell table:style-name="ce52" office:value-type="float" office:value="5" calcext:value-type="float">
            <text:p>5</text:p>
          </table:table-cell>
          <table:table-cell table:style-name="ce52" table:number-columns-repeated="4"/>
          <table:table-cell table:style-name="ce58"/>
          <table:table-cell table:style-name="ce52" table:number-columns-repeated="12"/>
          <table:table-cell table:number-columns-repeated="38"/>
        </table:table-row>
        <table:table-row table:style-name="ro3">
          <table:table-cell/>
          <table:table-cell table:style-name="ce8" office:value-type="string" calcext:value-type="string" table:number-columns-spanned="6" table:number-rows-spanned="1">
            <text:p>Resume de manera clara y adecuada el problema que se trata.</text:p>
          </table:table-cell>
          <table:covered-table-cell table:number-columns-repeated="5" table:style-name="ce8"/>
          <table:table-cell/>
          <table:table-cell table:style-name="ce52" office:value-type="float" office:value="5" calcext:value-type="float">
            <text:p>5</text:p>
          </table:table-cell>
          <table:table-cell table:style-name="ce52" table:number-columns-repeated="4"/>
          <table:table-cell table:style-name="ce58"/>
          <table:table-cell table:style-name="ce52" table:number-columns-repeated="12"/>
          <table:table-cell table:number-columns-repeated="38"/>
        </table:table-row>
        <table:table-row table:style-name="ro4">
          <table:table-cell/>
          <table:table-cell table:style-name="ce8" office:value-type="string" calcext:value-type="string" table:number-columns-spanned="6" table:number-rows-spanned="1">
            <text:p>El resumen dice lo suficiente para que un lector no involucrado en el proyecto comprenda el objetivo del documento.</text:p>
          </table:table-cell>
          <table:covered-table-cell table:number-columns-repeated="5" table:style-name="ce8"/>
          <table:table-cell/>
          <table:table-cell table:style-name="ce52" office:value-type="float" office:value="3" calcext:value-type="float">
            <text:p>3</text:p>
          </table:table-cell>
          <table:table-cell table:style-name="ce52" table:number-columns-repeated="4"/>
          <table:table-cell table:style-name="ce58"/>
          <table:table-cell table:style-name="ce52" table:number-columns-repeated="12"/>
          <table:table-cell table:number-columns-repeated="38"/>
        </table:table-row>
        <table:table-row table:style-name="ro2">
          <table:table-cell table:number-columns-repeated="8"/>
          <table:table-cell table:style-name="Default" table:number-columns-repeated="5"/>
          <table:table-cell table:style-name="ce59"/>
          <table:table-cell table:style-name="Default" table:number-columns-repeated="12"/>
          <table:table-cell table:number-columns-repeated="38"/>
        </table:table-row>
        <table:table-row table:style-name="ro8">
          <table:table-cell/>
          <table:table-cell table:style-name="ce4" office:value-type="string" calcext:value-type="string" table:number-columns-spanned="6" table:number-rows-spanned="1">
            <text:p>INTRODUCCIÓN (5%)</text:p>
          </table:table-cell>
          <table:covered-table-cell table:number-columns-repeated="5" table:style-name="ce4"/>
          <table:table-cell/>
          <table:table-cell table:style-name="Default" table:number-columns-repeated="5"/>
          <table:table-cell table:style-name="ce59"/>
          <table:table-cell table:style-name="Default" table:number-columns-repeated="12"/>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Detalla de buena manera el propósito del documento.</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Detalla de buena manera la estructura del document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Describe de buena manera el problema a abordar.</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Explica de buena manera la motivación.</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number-columns-repeated="8"/>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4" office:value-type="string" calcext:value-type="string" table:number-columns-spanned="6" table:number-rows-spanned="1">
            <text:p>DEFINICIÓN DEL PROBLEMA (10%)</text:p>
          </table:table-cell>
          <table:covered-table-cell table:number-columns-repeated="5" table:style-name="ce4"/>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9">
          <table:table-cell/>
          <table:table-cell table:style-name="ce9"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El texto está correctamente referenciado. Si el texto no está referenciado el siguiente punto se evalúa con puntaje igual a cero.</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El texto es original (no es simplemente un compendio de otros artículos).</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Explica de manera clara y completa en qué consiste el problema que se va a estudiar.</text:p>
          </table:table-cell>
          <table:covered-table-cell table:number-columns-repeated="5" table:style-name="ce9"/>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Explica algunas dificultades relacionadas al problema estudiad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Detalla de manera clara y completa las variables involucradas en el problema. (En palabras, no es formulación matemátic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Detalla de manera clara y completa las restricciones involucradas en el problema. (En palabras, no es formulación matemátic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9" office:value-type="string" calcext:value-type="string" table:number-columns-spanned="6" table:number-rows-spanned="1">
            <text:p>Detalla de manera clara y completa los objetivos del problem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Detalla de manera clara y completa las variantes más conocidas que existen.</text:p>
          </table:table-cell>
          <table:covered-table-cell table:number-columns-repeated="5" table:style-name="ce7"/>
          <table:table-cell/>
          <table:table-cell table:style-name="ce52" office:value-type="float" office:value="4" calcext:value-type="float">
            <text:p>4</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ESTADO DEL ARTE (3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2" table:number-columns-repeated="17"/>
          <table:table-cell table:number-columns-repeated="38"/>
        </table:table-row>
        <table:table-row table:style-name="ro4">
          <table:table-cell/>
          <table:table-cell table:style-name="ce7" office:value-type="string" calcext:value-type="string" table:number-columns-spanned="6" table:number-rows-spanned="1">
            <text:p>El texto está correctamente referenciado. Si el texto no está referenciado el siguiente punto se evalúa con puntaje igual a cero.</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El texto es original (no es simplemente un compendio de otros artículo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La sección da buena cuenta del origen histórico del problema. Es decir, responde adecuadamente a la pregunta: ¿cuándo surge?</text:p>
          </table:table-cell>
          <table:covered-table-cell table:number-columns-repeated="5" table:style-name="ce7"/>
          <table:table-cell/>
          <table:table-cell table:style-name="ce52" office:value-type="float" office:value="0" calcext:value-type="float">
            <text:p>0</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0">
          <table:table-cell/>
          <table:table-cell table:style-name="ce7" office:value-type="string" calcext:value-type="string" table:number-columns-spanned="6" table:number-rows-spanned="1">
            <text:p>La sección relata lo más importante que se ha hecho hasta ahora con relación al problema. Es decir, responde adecuadamente a la pregunta: ¿qué métodos o técnicas se han usado para resolver el problem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1">
          <table:table-cell/>
          <table:table-cell table:style-name="ce7" office:value-type="string" calcext:value-type="string" table:number-columns-spanned="6" table:number-rows-spanned="1">
            <text:p>La sección habla acerca de cuáles han sido las representaciones que se han utilizado, explicitando cuáles han dado mejores resultados.</text:p>
          </table:table-cell>
          <table:covered-table-cell table:number-columns-repeated="5" table:style-name="ce7"/>
          <table:table-cell/>
          <table:table-cell table:style-name="ce52" office:value-type="float" office:value="0" calcext:value-type="float">
            <text:p>0</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2">
          <table:table-cell/>
          <table:table-cell table:style-name="ce7" office:value-type="string" calcext:value-type="string" table:number-columns-spanned="6" table:number-rows-spanned="1">
            <text:p>La sección da buena cuenta de los resultados obtenidos a la fecha de la aplicación de distintas técnicas. Es decir, responde adecuadamente a la pregunta: ¿cuáles son los mejores algoritmos que se han creado hasta la fecha para la resolución del problem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3">
          <table:table-cell/>
          <table:table-cell table:style-name="ce7" office:value-type="string" calcext:value-type="string" table:number-columns-spanned="6" table:number-rows-spanned="1">
            <text:p>La sección indica cuál es la tendencia en la resolución del problema ¿Qué ventajas y limitaciones tienen las técnicas que existen? (hacia dónde conducen las últimas investigacione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MODELO MATEMÁTICO (20%)</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El modelo está correctamente referenciado. Si el texto no está referenciado el siguiente punto se evalúa con puntaje igual a cer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Se presentra al menos un modelo. El modelo es original, no es una imagen extraída directamente de un paper.</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9">
          <table:table-cell/>
          <table:table-cell table:style-name="ce7" office:value-type="string" calcext:value-type="string" table:number-columns-spanned="6" table:number-rows-spanned="1">
            <text:p>Se explicita el objetivo matemáticamente (maximizar, minimizar…) y, además, se explica correctamente con palabras. Ambas cosas (modelo y explicación)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9">
          <table:table-cell/>
          <table:table-cell table:style-name="ce7" office:value-type="string" calcext:value-type="string" table:number-columns-spanned="6" table:number-rows-spanned="1">
            <text:p>Se definen de manera clara cada una de las variables involucradas de manera matemática y se explican correctamente con palabras. Ambas cosas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Se detallan todas la restricciones matemáticamente y, además, se explican con palabras. Ambas cosas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CONCLUSIONES (20%)</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13">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4" calcext:value-type="float">
            <text:p>4</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4">
          <table:table-cell/>
          <table:table-cell table:style-name="ce7" office:value-type="string" calcext:value-type="string" table:number-columns-spanned="6" table:number-rows-spanned="1">
            <text:p>Responde a las preguntas: ¿Todas las técnicas resuelven el mismo problema que Uds. o hay algunas diferencia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5">
          <table:table-cell/>
          <table:table-cell table:style-name="ce7" office:value-type="string" calcext:value-type="string" table:number-columns-spanned="6" table:number-rows-spanned="1">
            <text:p>Responde a las preguntas: ¿En qué se parecen las técnicas existentes en el contexto de su problema?, ¿En qué difieren?,</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5">
          <table:table-cell/>
          <table:table-cell table:style-name="ce7" office:value-type="string" calcext:value-type="string" table:number-columns-spanned="6" table:number-rows-spanned="1">
            <text:p>¿Qué limitaciones tienen?, ¿Hay trabajo futuro interesante que se pudiera realizar?, ¿Con qué ideas nuevas suyas podría aportar en resolver mejor el problem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BIBLIOGRAFÍA (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11">
          <table:table-cell/>
          <table:table-cell table:style-name="ce7" office:value-type="string" calcext:value-type="string" table:number-columns-spanned="6" table:number-rows-spanned="1">
            <text:p>Se presenta bibliografía de manera correcta, detallando autor, tipo de publicación, año, editorial, páginas, etc. Si se trata de un sitio web se incluye dirección completa y fecha de la consult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9">
          <table:table-cell/>
          <table:table-cell table:style-name="ce7" office:value-type="string" calcext:value-type="string" table:number-columns-spanned="6" table:number-rows-spanned="1">
            <text:p>Se utilizan fuentes académicas fidedignas (sitios de universidades, revistas electrónicas especializadas, ACM, IEEE, etc.). Sitios como Wikipedia no deben estar presentes.</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number-columns-repeated="8"/>
          <table:table-cell table:style-name="Default"/>
          <table:table-cell table:style-name="ce59"/>
          <table:table-cell table:style-name="Default" table:number-columns-repeated="3"/>
          <table:table-cell table:style-name="ce59"/>
          <table:table-cell table:style-name="Default" table:number-columns-repeated="12"/>
          <table:table-cell table:number-columns-repeated="38"/>
        </table:table-row>
        <table:table-row table:style-name="ro8">
          <table:table-cell/>
          <table:table-cell table:style-name="ce13" office:value-type="string" calcext:value-type="string" table:number-columns-spanned="6" table:number-rows-spanned="1">
            <text:p>RESUMEN (5%)</text:p>
          </table:table-cell>
          <table:covered-table-cell table:number-columns-repeated="5" table:style-name="ce13"/>
          <table:table-cell/>
          <table:table-cell table:style-name="ce53" table:formula="of:=(SUM([.I12]*0.15;[.I13]*0.15;[.I14]*0.35;[.I15]*0.35)*100)/5" office:value-type="float" office:value="80" calcext:value-type="float">
            <text:p>80</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INTRODUCCIÓN (5%)</text:p>
          </table:table-cell>
          <table:covered-table-cell table:number-columns-repeated="5" table:style-name="ce13"/>
          <table:table-cell/>
          <table:table-cell table:style-name="ce53" table:formula="of:=(SUM([.I18]*0.15;[.I19]*0.85/4;[.I20]*0.85/4;[.I21]*0.85/4;[.I22]*0.85/4)*100)/5" office:value-type="float" office:value="83" calcext:value-type="float">
            <text:p>83</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DEFINICIÓN DEL PROBLEMA (10%)</text:p>
          </table:table-cell>
          <table:covered-table-cell table:number-columns-repeated="5" table:style-name="ce13"/>
          <table:table-cell/>
          <table:table-cell table:style-name="ce53" table:formula="of:=SUM([.I25]*0.15;[.I26]*0.1;[.I27]*0.05;[.I28]*(0.55/5);[.I29]*(0.55/5);[.I30]*(0.55/5);[.I31]*(0.55/5);[.I32]*(0.55/5);[.I33]*0.15)*100/5" office:value-type="float" office:value="78.4" calcext:value-type="float">
            <text:p>78</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ESTADO DEL ARTE (35%)</text:p>
          </table:table-cell>
          <table:covered-table-cell table:number-columns-repeated="5" table:style-name="ce13"/>
          <table:table-cell/>
          <table:table-cell table:style-name="ce53" table:formula="of:=SUM([.I36]*0.15;[.I37]*0.1;[.I38]*0.05;[.I39]*0.1;[.I40]*(0.5/3);[.I41]*(0.5/3);[.I42]*(0.5/3);[.I43]*0.1)*100/5" office:value-type="float" office:value="44" calcext:value-type="float">
            <text:p>44</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MODELO MATEMÁTICO (20%)</text:p>
          </table:table-cell>
          <table:covered-table-cell table:number-columns-repeated="5" table:style-name="ce13"/>
          <table:table-cell/>
          <table:table-cell table:style-name="ce53" table:formula="of:=SUM([.I46]*0.15;[.I47]*0.1;[.I48]*0.05;[.I49]*0.2;[.I50]*0.25;[.I51]*0.25)*100/5" office:value-type="float" office:value="52" calcext:value-type="float">
            <text:p>52</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CONCLUSIONES (20%)</text:p>
          </table:table-cell>
          <table:covered-table-cell table:number-columns-repeated="5" table:style-name="ce13"/>
          <table:table-cell/>
          <table:table-cell table:style-name="ce53" table:formula="of:=SUM([.I54]*0.1;[.I55]*0.9/3; [.I56]*0.9/3; [.I57]*0.9/3)*100/5" office:value-type="float" office:value="86" calcext:value-type="float">
            <text:p>86</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BIBLIOGRAFÍA (5%)</text:p>
          </table:table-cell>
          <table:covered-table-cell table:number-columns-repeated="5" table:style-name="ce13"/>
          <table:table-cell/>
          <table:table-cell table:style-name="ce53" table:formula="of:=SUM([.I60]*0.4;[.I61]*0.6)*100/5" office:value-type="float" office:value="100" calcext:value-type="float">
            <text:p>100</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NOTA SIN PENALIZACIONES</text:p>
          </table:table-cell>
          <table:covered-table-cell table:number-columns-repeated="5" table:style-name="ce13"/>
          <table:table-cell/>
          <table:table-cell table:style-name="ce54" table:formula="of:=SUM([.I63]*0.05;[.I64]*0.05;[.I65]*0.1;[.I66]*0.35;[.I67]*0.2;[.I68]*0.2;[.I69]*0.05)" office:value-type="float" office:value="63.99" calcext:value-type="float">
            <text:p>64</text:p>
          </table:table-cell>
          <table:table-cell table:style-name="ce54" table:number-columns-repeated="17"/>
          <table:table-cell table:number-columns-repeated="38"/>
        </table:table-row>
        <table:table-row table:style-name="ro6">
          <table:table-cell table:style-name="ce2"/>
          <table:table-cell table:style-name="ce18"/>
          <table:table-cell table:style-name="ce33" table:number-columns-repeated="5"/>
          <table:table-cell table:style-name="ce2"/>
          <table:table-cell table:style-name="ce55" table:number-columns-repeated="18"/>
          <table:table-cell table:number-columns-repeated="38"/>
        </table:table-row>
        <table:table-row table:style-name="ro8">
          <table:table-cell/>
          <table:table-cell table:style-name="ce15" office:value-type="string" calcext:value-type="string" table:number-columns-spanned="6" table:number-rows-spanned="1">
            <text:p>NOTA FINAL ENTREGABLE 1</text:p>
          </table:table-cell>
          <table:covered-table-cell table:number-columns-repeated="5" table:style-name="ce15"/>
          <table:table-cell/>
          <table:table-cell table:style-name="ce56" table:formula="of:=MIN(IF(SUM([.I7:.I9])&lt;3;65;100);[.I70])" office:value-type="float" office:value="63.99" calcext:value-type="float">
            <text:p>64</text:p>
          </table:table-cell>
          <table:table-cell table:style-name="ce60" table:number-columns-repeated="17"/>
          <table:table-cell table:number-columns-repeated="38"/>
        </table:table-row>
        <table:table-row table:style-name="ro2">
          <table:table-cell table:number-columns-repeated="9"/>
          <table:table-cell table:style-name="Default"/>
          <table:table-cell table:number-columns-repeated="54"/>
        </table:table-row>
        <table:table-row table:style-name="ro2">
          <table:table-cell table:number-columns-repeated="9"/>
          <table:table-cell table:style-name="ce61"/>
          <table:table-cell table:number-columns-repeated="54"/>
        </table:table-row>
        <table:table-row table:style-name="ro2" table:number-rows-repeated="1048501">
          <table:table-cell table:number-columns-repeated="64"/>
        </table:table-row>
        <table:table-row table:style-name="ro2">
          <table:table-cell table:number-columns-repeated="64"/>
        </table:table-row>
        <calcext:conditional-formats>
          <calcext:conditional-format calcext:target-range-address="Informe1.I72:Informe1.Z72">
            <calcext:condition calcext:apply-style-name="ConditionalStyle_11" calcext:value="&lt;54.5" calcext:base-cell-address="Informe1.I72"/>
          </calcext:conditional-format>
          <calcext:conditional-format calcext:target-range-address="Informe1.I72:Informe1.Z72">
            <calcext:condition calcext:apply-style-name="ConditionalStyle_10" calcext:value="&gt;=&quot;54.5&quot;" calcext:base-cell-address="Informe1.I72"/>
          </calcext:conditional-format>
          <calcext:conditional-format calcext:target-range-address="Informe1.I72:Informe1.Z72">
            <calcext:condition calcext:apply-style-name="ConditionalStyle_9" calcext:value="&gt;=54.5" calcext:base-cell-address="Informe1.I72"/>
          </calcext:conditional-format>
        </calcext:conditional-formats>
      </table:table>
      <table:table table:name="Informe 2" table:style-name="ta2">
        <office:forms form:automatic-focus="false" form:apply-design-mode="false"/>
        <table:table-column table:style-name="co1" table:default-cell-style-name="Default"/>
        <table:table-column table:style-name="co10" table:default-cell-style-name="Default"/>
        <table:table-column table:style-name="co3" table:number-columns-repeated="3" table:default-cell-style-name="Default"/>
        <table:table-column table:style-name="co11" table:default-cell-style-name="Default"/>
        <table:table-column table:style-name="co12" table:default-cell-style-name="Default"/>
        <table:table-column table:style-name="co5" table:default-cell-style-name="Default"/>
        <table:table-column table:style-name="co7" table:number-columns-repeated="18" table:default-cell-style-name="ce57"/>
        <table:table-column table:style-name="co3" table:number-columns-repeated="990" table:default-cell-style-name="Default"/>
        <table:table-column table:style-name="co13" table:number-columns-repeated="8" table:default-cell-style-name="Default"/>
        <table:table-row table:style-name="ro1">
          <table:table-cell/>
          <table:table-cell table:style-name="ce48" office:value-type="string" calcext:value-type="string" table:number-columns-spanned="6" table:number-rows-spanned="1">
            <text:p>ENTREGABLE 2 PROYECTO IA: IMPLEMENTACIÓN</text:p>
          </table:table-cell>
          <table:covered-table-cell table:number-columns-repeated="5" table:style-name="ce48"/>
          <table:table-cell/>
          <table:table-cell table:style-name="ce20" office:value-type="string" calcext:value-type="string" table:number-columns-spanned="18" table:number-rows-spanned="1">
            <text:p>Escala: Excelente (5), Bueno (4), Aceptable (3), Deficiente (2), Malo (1), Ausente (0)</text:p>
          </table:table-cell>
          <table:covered-table-cell table:number-columns-repeated="17" table:style-name="ce20"/>
          <table:table-cell table:number-columns-repeated="998"/>
        </table:table-row>
        <table:table-row table:style-name="ro2">
          <table:table-cell/>
          <table:table-cell table:style-name="ce32" table:number-columns-repeated="6"/>
          <table:table-cell/>
          <table:table-cell table:style-name="Default" table:number-columns-repeated="18"/>
          <table:table-cell table:number-columns-repeated="998"/>
        </table:table-row>
        <table:table-row table:style-name="ro3">
          <table:table-cell/>
          <table:table-cell table:style-name="ce50" office:value-type="string" calcext:value-type="string" table:number-columns-spanned="6" table:number-rows-spanned="1">
            <text:p>DESCUENTOS ESTABLECIDOS POR INCUMPLIMIENTO</text:p>
          </table:table-cell>
          <table:covered-table-cell table:number-columns-repeated="5" table:style-name="ce50"/>
          <table:table-cell/>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number-columns-repeated="998"/>
        </table:table-row>
        <table:table-row table:style-name="ro16">
          <table:table-cell/>
          <table:table-cell table:style-name="ce5" office:value-type="string" calcext:value-type="string" table:number-columns-spanned="6" table:number-rows-spanned="1">
            <text:p>No cumplir reglas de los entregables (Formato, Latex, etc): <text:span text:style-name="T1">Nota máxima 65</text:span><text:span text:style-name="T2">.</text:span></text:p>
          </table:table-cell>
          <table:covered-table-cell table:number-columns-repeated="5" table:style-name="ce5"/>
          <table:table-cell table:style-name="ce35"/>
          <table:covered-table-cell table:number-columns-repeated="18" table:style-name="ce76"/>
          <table:table-cell table:number-columns-repeated="998"/>
        </table:table-row>
        <table:table-row table:style-name="ro12">
          <table:table-cell/>
          <table:table-cell table:style-name="ce5" office:value-type="string" calcext:value-type="string" table:number-columns-spanned="6" table:number-rows-spanned="1">
            <text:p>Copia entre alumnos o textual de algún sitio web, paper o algún otro tipo de documento: <text:span text:style-name="T1">Nota 0</text:span><text:span text:style-name="T2">.</text:span></text:p>
          </table:table-cell>
          <table:covered-table-cell table:number-columns-repeated="5" table:style-name="ce5"/>
          <table:table-cell table:style-name="ce35"/>
          <table:covered-table-cell table:number-columns-repeated="18" table:style-name="ce76"/>
          <table:table-cell table:number-columns-repeated="998"/>
        </table:table-row>
        <table:table-row table:style-name="ro6">
          <table:table-cell/>
          <table:table-cell table:style-name="ce32" table:number-columns-repeated="6"/>
          <table:table-cell/>
          <table:table-cell table:style-name="ce51" table:number-columns-repeated="15"/>
          <table:table-cell table:style-name="Default" table:number-columns-repeated="3"/>
          <table:table-cell table:number-columns-repeated="998"/>
        </table:table-row>
        <table:table-row table:style-name="ro3">
          <table:table-cell/>
          <table:table-cell table:style-name="ce6" office:value-type="string" calcext:value-type="string" table:number-columns-spanned="1" table:number-rows-spanned="4">
            <text:p>1 si cumple 0 no cumple</text:p>
          </table:table-cell>
          <table:table-cell table:style-name="ce16" office:value-type="string" calcext:value-type="string" table:number-columns-spanned="5" table:number-rows-spanned="1">
            <text:p>El Informe 2 está escrito en Latex.</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17">
          <table:table-cell/>
          <table:covered-table-cell table:style-name="ce6"/>
          <table:table-cell table:style-name="ce16" office:value-type="string" calcext:value-type="string" table:number-columns-spanned="5" table:number-rows-spanned="1">
            <text:p>Identificación del entregable de acuerdo a lo solicitado.</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18">
          <table:table-cell/>
          <table:covered-table-cell table:style-name="ce6"/>
          <table:table-cell table:style-name="ce7" office:value-type="string" calcext:value-type="string" table:number-columns-spanned="5" table:number-rows-spanned="1">
            <text:p>El archivo comprimido posee todos los archivos solicitados</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7">
          <table:table-cell/>
          <table:covered-table-cell table:style-name="ce6"/>
          <table:table-cell table:style-name="ce7" office:value-type="string" calcext:value-type="string" table:number-columns-spanned="5" table:number-rows-spanned="1">
            <text:p>No existe copia entre alumnos o textual de algún sitio web, artículo o algún otro tipo de documento.</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2">
          <table:table-cell table:number-columns-repeated="8"/>
          <table:table-cell table:style-name="Default" table:number-columns-repeated="18"/>
          <table:table-cell table:number-columns-repeated="998"/>
        </table:table-row>
        <table:table-row table:style-name="ro8">
          <table:table-cell/>
          <table:table-cell table:style-name="ce4" office:value-type="string" calcext:value-type="string" table:number-columns-spanned="6" table:number-rows-spanned="1">
            <text:p>DE LA ENTREGA 1</text:p>
          </table:table-cell>
          <table:covered-table-cell table:number-columns-repeated="5" table:style-name="ce4"/>
          <table:table-cell/>
          <table:table-cell table:style-name="Default" table:number-columns-repeated="18"/>
          <table:table-cell table:number-columns-repeated="998"/>
        </table:table-row>
        <table:table-row table:style-name="ro3">
          <table:table-cell/>
          <table:table-cell table:style-name="ce7" office:value-type="string" calcext:value-type="string" table:number-columns-spanned="6" table:number-rows-spanned="1">
            <text:p>Nota del informe 1</text:p>
          </table:table-cell>
          <table:covered-table-cell table:number-columns-repeated="5" table:style-name="ce7"/>
          <table:table-cell/>
          <table:table-cell table:style-name="ce79" office:value-type="float" office:value="86" calcext:value-type="float">
            <text:p>86</text:p>
          </table:table-cell>
          <table:table-cell table:style-name="ce79" table:formula="of:=[$Informe1.J72]" office:value-type="float" office:value="0" calcext:value-type="float">
            <text:p>0</text:p>
          </table:table-cell>
          <table:table-cell table:style-name="ce79" table:formula="of:=[$Informe1.K72]" office:value-type="float" office:value="0" calcext:value-type="float">
            <text:p>0</text:p>
          </table:table-cell>
          <table:table-cell table:style-name="ce79" table:formula="of:=[$Informe1.L72]" office:value-type="float" office:value="0" calcext:value-type="float">
            <text:p>0</text:p>
          </table:table-cell>
          <table:table-cell table:style-name="ce79" table:formula="of:=[$Informe1.M72]" office:value-type="float" office:value="0" calcext:value-type="float">
            <text:p>0</text:p>
          </table:table-cell>
          <table:table-cell table:style-name="ce79" table:formula="of:=[$Informe1.N72]" office:value-type="float" office:value="0" calcext:value-type="float">
            <text:p>0</text:p>
          </table:table-cell>
          <table:table-cell table:style-name="ce79" table:formula="of:=[$Informe1.O72]" office:value-type="float" office:value="0" calcext:value-type="float">
            <text:p>0</text:p>
          </table:table-cell>
          <table:table-cell table:style-name="ce79" table:formula="of:=[$Informe1.P72]" office:value-type="float" office:value="0" calcext:value-type="float">
            <text:p>0</text:p>
          </table:table-cell>
          <table:table-cell table:style-name="ce79" table:formula="of:=[$Informe1.Q72]" office:value-type="float" office:value="0" calcext:value-type="float">
            <text:p>0</text:p>
          </table:table-cell>
          <table:table-cell table:style-name="ce79" table:formula="of:=[$Informe1.R72]" office:value-type="float" office:value="0" calcext:value-type="float">
            <text:p>0</text:p>
          </table:table-cell>
          <table:table-cell table:style-name="ce79" table:formula="of:=[$Informe1.S72]" office:value-type="float" office:value="0" calcext:value-type="float">
            <text:p>0</text:p>
          </table:table-cell>
          <table:table-cell table:style-name="ce79" table:formula="of:=[$Informe1.T72]" office:value-type="float" office:value="0" calcext:value-type="float">
            <text:p>0</text:p>
          </table:table-cell>
          <table:table-cell table:style-name="ce79" table:formula="of:=[$Informe1.U72]" office:value-type="float" office:value="0" calcext:value-type="float">
            <text:p>0</text:p>
          </table:table-cell>
          <table:table-cell table:style-name="ce79" table:formula="of:=[$Informe1.V72]" office:value-type="float" office:value="0" calcext:value-type="float">
            <text:p>0</text:p>
          </table:table-cell>
          <table:table-cell table:style-name="ce79" table:formula="of:=[$Informe1.W72]" office:value-type="float" office:value="0" calcext:value-type="float">
            <text:p>0</text:p>
          </table:table-cell>
          <table:table-cell table:style-name="ce79" table:formula="of:=[$Informe1.X72]" office:value-type="float" office:value="0" calcext:value-type="float">
            <text:p>0</text:p>
          </table:table-cell>
          <table:table-cell table:style-name="ce79" table:formula="of:=[$Informe1.Y72]" office:value-type="float" office:value="0" calcext:value-type="float">
            <text:p>0</text:p>
          </table:table-cell>
          <table:table-cell table:style-name="ce79" table:formula="of:=[$Informe1.Z72]" office:value-type="float" office:value="0" calcext:value-type="float">
            <text:p>0</text:p>
          </table:table-cell>
          <table:table-cell table:style-name="ce141"/>
          <table:table-cell table:number-columns-repeated="997"/>
        </table:table-row>
        <table:table-row table:style-name="ro2">
          <table:table-cell table:number-columns-repeated="8"/>
          <table:table-cell table:style-name="ce141" table:number-columns-repeated="19"/>
          <table:table-cell table:number-columns-repeated="997"/>
        </table:table-row>
        <table:table-row table:style-name="ro8">
          <table:table-cell/>
          <table:table-cell table:style-name="ce4" office:value-type="string" calcext:value-type="string" table:number-columns-spanned="6" table:number-rows-spanned="1">
            <text:p>DE LA ENTREGA 2</text:p>
          </table:table-cell>
          <table:covered-table-cell table:number-columns-repeated="5" table:style-name="ce4"/>
          <table:table-cell/>
          <table:table-cell table:style-name="ce141" table:number-columns-repeated="19"/>
          <table:table-cell table:number-columns-repeated="997"/>
        </table:table-row>
        <table:table-row table:style-name="ro3">
          <table:table-cell/>
          <table:table-cell table:style-name="ce4" office:value-type="string" calcext:value-type="string" table:number-columns-spanned="6" table:number-rows-spanned="1">
            <text:p>MEJORAS AL INFORME 1 (10%)</text:p>
          </table:table-cell>
          <table:covered-table-cell table:number-columns-repeated="5" table:style-name="ce7"/>
          <table:table-cell/>
          <table:table-cell table:style-name="ce125" table:number-columns-repeated="18"/>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mpletó información faltante respecto al estado del arte</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mpletó información faltante respecto a la definición del problem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19">
          <table:table-cell/>
          <table:table-cell table:style-name="ce7" office:value-type="string" calcext:value-type="string" table:number-columns-spanned="6" table:number-rows-spanned="1">
            <text:p>Se corrigió errores respecto a estructura y organización del estado del arte</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20">
          <table:table-cell/>
          <table:table-cell table:style-name="ce7" office:value-type="string" calcext:value-type="string" table:number-columns-spanned="6" table:number-rows-spanned="1">
            <text:p>Se corrigió errores respecto a estructura y organización de la definición del problem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rrigió problemas de formato o falta de información en la Bibliografí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rrigió problemas de redacción y faltas de ortografí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actualizó el resumen respecto a lo que se agrega en el Informe 2</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actualizó la introducción respecto a lo que se agrega en el Informe 2</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19" table:number-columns-repeated="18"/>
          <table:table-cell table:style-name="ce150"/>
          <table:table-cell table:number-columns-repeated="997"/>
        </table:table-row>
        <table:table-row table:style-name="ro3">
          <table:table-cell/>
          <table:table-cell table:style-name="ce4" office:value-type="string" calcext:value-type="string" table:number-columns-spanned="6" table:number-rows-spanned="1">
            <text:p>CÓDIGO FUENTE (10%)</text:p>
          </table:table-cell>
          <table:covered-table-cell table:number-columns-repeated="5" table:style-name="ce7"/>
          <table:table-cell/>
          <table:table-cell table:style-name="ce120" table:number-columns-repeated="18"/>
          <table:table-cell table:style-name="ce141"/>
          <table:table-cell table:number-columns-repeated="997"/>
        </table:table-row>
        <table:table-row table:style-name="ro22">
          <table:table-cell/>
          <table:table-cell table:style-name="ce7" office:value-type="string" calcext:value-type="string" table:number-columns-spanned="6" table:number-rows-spanned="1">
            <text:p>El código fuente presentado está completo. Tiene implementada toda la funcionalidad descrita en el informe.</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3">
          <table:table-cell table:style-name="ce36"/>
          <table:table-cell table:style-name="ce7" office:value-type="string" calcext:value-type="string" table:number-columns-spanned="6" table:number-rows-spanned="1">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0">
          <table:table-cell table:style-name="ce36"/>
          <table:table-cell table:style-name="ce7" office:value-type="string" calcext:value-type="string" table:number-columns-spanned="6" table:number-rows-spanned="1">
            <text:p>El código viene acompañado de un archivo Makefile que permite compilar y obtener un archivo ejecutable usando el comando make.</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3">
          <table:table-cell table:style-name="ce36"/>
          <table:table-cell table:style-name="ce7" office:value-type="string" calcext:value-type="string" table:number-columns-spanned="6" table:number-rows-spanned="1">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style-name="ce7"/>
          <table:table-cell/>
          <table:table-cell table:style-name="ce121" office:value-type="float" office:value="2" calcext:value-type="float">
            <text:p>2</text:p>
          </table:table-cell>
          <table:table-cell table:style-name="ce121"/>
          <table:table-cell table:style-name="ce149"/>
          <table:table-cell table:style-name="ce121" table:number-columns-repeated="15"/>
          <table:table-cell table:style-name="ce141"/>
          <table:table-cell table:number-columns-repeated="997"/>
        </table:table-row>
        <table:table-row table:style-name="ro24">
          <table:table-cell/>
          <table:table-cell table:style-name="ce7" office:value-type="string" calcext:value-type="string" table:number-columns-spanned="6" table:number-rows-spanned="1">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0">
          <table:table-cell/>
          <table:table-cell table:style-name="ce7" office:value-type="string" calcext:value-type="string" table:number-columns-spanned="6" table:number-rows-spanned="1">
            <text:p>El código no se cae en ninguno de los experimentos ejecutados en la revisión.</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22" table:number-columns-repeated="18"/>
          <table:table-cell table:style-name="ce151"/>
          <table:table-cell table:number-columns-repeated="997"/>
        </table:table-row>
        <table:table-row table:style-name="ro3">
          <table:table-cell/>
          <table:table-cell table:style-name="ce4" office:value-type="string" calcext:value-type="string" table:number-columns-spanned="6" table:number-rows-spanned="1">
            <text:p>REPRESENTACIÓN (15%)</text:p>
          </table:table-cell>
          <table:covered-table-cell table:number-columns-repeated="5" table:style-name="ce7"/>
          <table:table-cell/>
          <table:table-cell table:style-name="ce123" table:number-columns-repeated="18"/>
          <table:table-cell table:style-name="ce141"/>
          <table:table-cell table:number-columns-repeated="997"/>
        </table:table-row>
        <table:table-row table:style-name="ro25">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24" office:value-type="float" office:value="3" calcext:value-type="float">
            <text:p>3</text:p>
          </table:table-cell>
          <table:table-cell table:style-name="ce124" table:number-columns-repeated="17"/>
          <table:table-cell table:style-name="ce152"/>
          <table:table-cell table:number-columns-repeated="997"/>
        </table:table-row>
        <table:table-row table:style-name="ro23">
          <table:table-cell/>
          <table:table-cell table:style-name="ce7" office:value-type="string" calcext:value-type="string" table:number-columns-spanned="6" table:number-rows-spanned="1">
            <text:p>En la sección se describe cómo se representan soluciones para el problema. En caso de algoritmos completos debe indicar variables, dominios y restricciones. En caso de algoritmos incompletos debe indicar la estructura de la representación y su interpretación</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6">
          <table:table-cell/>
          <table:table-cell table:style-name="ce7" office:value-type="string" calcext:value-type="string" table:number-columns-spanned="6" table:number-rows-spanned="1">
            <text:p>La representación elegida es apropiada para el problema que resuelve. Reduce el espacio de búsqueda en lo posible. Existe una relación de uno a uno entre una solución representada y una solución al problema. Es posible representar la solución óptima con la representación elegida.</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7">
          <table:table-cell/>
          <table:table-cell table:style-name="ce7" office:value-type="string" calcext:value-type="string" table:number-columns-spanned="6" table:number-rows-spanned="1">
            <text:p>La representación elegida está correctamente justificada. Es simple, es informativa, permite moverse en el espacio factible/infactible, se complementa bien con los operadores, es novedosa. En caso de ser técnica completa: revisa todo el espacio de soluciones factibles, es eficiente, permite reducir costo de almacenamiento, no pierde soluciones.</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0">
          <table:table-cell/>
          <table:table-cell table:style-name="ce7" office:value-type="string" calcext:value-type="string" table:number-columns-spanned="6" table:number-rows-spanned="1">
            <text:p>Se incluyen ejemplos/esquemas/diagramas que apoyan la explicación de la representación. Se explican los ejemplos/esquemas/diagramas.</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3">
          <table:table-cell/>
          <table:table-cell table:style-name="ce7" office:value-type="string" calcext:value-type="string" table:number-columns-spanned="6" table:number-rows-spanned="1">
            <text:p>Se abstrae debidamente la explicación de la representación respecto de detalles de la implementación. No se hace innecesaria mención a estructuras de datos/clases/funciones/métodos/procedimientos particulares del lenguaje de programación.</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25" table:number-columns-repeated="18"/>
          <table:table-cell table:style-name="ce141"/>
          <table:table-cell table:number-columns-repeated="997"/>
        </table:table-row>
        <table:table-row table:style-name="ro19">
          <table:table-cell/>
          <table:table-cell table:style-name="ce4" office:value-type="string" calcext:value-type="string" table:number-columns-spanned="6" table:number-rows-spanned="1">
            <text:p>DESCRIPCIÓN DEL ALGORITMO (20%)</text:p>
          </table:table-cell>
          <table:covered-table-cell table:number-columns-repeated="5" table:style-name="ce7"/>
          <table:table-cell/>
          <table:table-cell table:style-name="ce126" table:number-columns-repeated="18"/>
          <table:table-cell table:style-name="ce141"/>
          <table:table-cell table:number-columns-repeated="997"/>
        </table:table-row>
        <table:table-row table:style-name="ro28">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9"/>
          <table:table-cell/>
          <table:table-cell table:style-name="ce127" office:value-type="float" office:value="4" calcext:value-type="float">
            <text:p>4</text:p>
          </table:table-cell>
          <table:table-cell table:style-name="ce127" table:number-columns-repeated="17"/>
          <table:table-cell table:style-name="ce153"/>
          <table:table-cell table:number-columns-repeated="997"/>
        </table:table-row>
        <table:table-row table:style-name="ro29">
          <table:table-cell/>
          <table:table-cell table:style-name="ce7" office:value-type="string" calcext:value-type="string" table:number-columns-spanned="6" table:number-rows-spanned="1">
            <text:p>La sección está bien organizada. Comienza por la descripción general del algoritmo y la introducción de las principales componentes de la propuesta de solución implementada.</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17">
          <table:table-cell/>
          <table:table-cell table:style-name="ce7" office:value-type="string" calcext:value-type="string" table:number-columns-spanned="6" table:number-rows-spanned="1">
            <text:p>Se describe en detalle la estructura general de funcionamiento del algoritmo</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23">
          <table:table-cell/>
          <table:table-cell table:style-name="ce7" office:value-type="string" calcext:value-type="string" table:number-columns-spanned="6" table:number-rows-spanned="1">
            <text:p>En caso de técnicas completas: Se especifica claramente el orden en que se instancian las variables y porqué. El orden en que se revisan restricciones y porqué. Cuándo se revisan o no restricciones y porqué. Cómo y cuándo se evalúa la función objetivo (partes de la función objetivo) y porqué.</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27">
          <table:table-cell/>
          <table:table-cell table:style-name="ce7" office:value-type="string" calcext:value-type="string" table:number-columns-spanned="6" table:number-rows-spanned="1">
            <text:p>En caso de técnicas incompletas: Se indica la función de evaluación, el proceso de inicialización, los movimientos/operadores de variación y los parámetros del algoritmo. Se explican y justifican debidamente todos estos elementos. Se relacionan estas explicaciones con las características de intensificación/diversificación de los algoritmos de búsqueda incompleta.</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20">
          <table:table-cell/>
          <table:table-cell table:style-name="ce7" office:value-type="string" calcext:value-type="string" table:number-columns-spanned="6" table:number-rows-spanned="1">
            <text:p>Se describe en detalle cada una de las compontes de la propuesta de solución implementada.</text:p>
          </table:table-cell>
          <table:covered-table-cell table:number-columns-repeated="5" table:style-name="ce7"/>
          <table:table-cell/>
          <table:table-cell table:style-name="ce128" office:value-type="float" office:value="4" calcext:value-type="float">
            <text:p>4</text:p>
          </table:table-cell>
          <table:table-cell table:style-name="ce128" table:number-columns-repeated="17"/>
          <table:table-cell table:style-name="ce154"/>
          <table:table-cell table:number-columns-repeated="997"/>
        </table:table-row>
        <table:table-row table:style-name="ro29">
          <table:table-cell/>
          <table:table-cell table:style-name="ce7" office:value-type="string" calcext:value-type="string" table:number-columns-spanned="6" table:number-rows-spanned="1">
            <text:p>Se utilizan esquemas/diagramas (de flujo)/pseudocódigos/ejemplos para apoyar la descripción de la estructura general de la propuesta y de cada una de sus componentes</text:p>
          </table:table-cell>
          <table:covered-table-cell table:number-columns-repeated="5" table:style-name="ce7"/>
          <table:table-cell/>
          <table:table-cell table:style-name="ce128" office:value-type="float" office:value="4" calcext:value-type="float">
            <text:p>4</text:p>
          </table:table-cell>
          <table:table-cell table:style-name="ce128" table:number-columns-repeated="17"/>
          <table:table-cell table:style-name="ce154"/>
          <table:table-cell table:number-columns-repeated="997"/>
        </table:table-row>
        <table:table-row table:style-name="ro23">
          <table:table-cell/>
          <table:table-cell table:style-name="ce7" office:value-type="string" calcext:value-type="string" table:number-columns-spanned="6" table:number-rows-spanned="1">
            <text:p>Se abstrae debidamente la explicación del algoritmo respecto de detalles de la implementación. No se hace innecesaria mención a estructuras de datos/clases/funciones/métodos/procedimientos particulares del lenguaje de programación.</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3">
          <table:table-cell/>
          <table:table-cell table:style-name="ce63" table:number-columns-spanned="6" table:number-rows-spanned="1"/>
          <table:covered-table-cell table:number-columns-repeated="5" table:style-name="ce63"/>
          <table:table-cell/>
          <table:table-cell table:style-name="ce125" table:number-columns-repeated="18"/>
          <table:table-cell table:style-name="ce141"/>
          <table:table-cell table:number-columns-repeated="997"/>
        </table:table-row>
        <table:table-row table:style-name="ro3">
          <table:table-cell/>
          <table:table-cell table:style-name="ce4" office:value-type="string" calcext:value-type="string" table:number-columns-spanned="6" table:number-rows-spanned="1">
            <text:p>EXPERIMENTOS (10%)</text:p>
          </table:table-cell>
          <table:covered-table-cell table:number-columns-repeated="5" table:style-name="ce9"/>
          <table:table-cell/>
          <table:table-cell table:style-name="ce129" table:number-columns-repeated="18"/>
          <table:table-cell table:style-name="ce141"/>
          <table:table-cell table:number-columns-repeated="997"/>
        </table:table-row>
        <table:table-row table:style-name="ro2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0" office:value-type="float" office:value="5" calcext:value-type="float">
            <text:p>5</text:p>
          </table:table-cell>
          <table:table-cell table:style-name="ce130" table:number-columns-repeated="17"/>
          <table:table-cell table:style-name="ce155"/>
          <table:table-cell table:number-columns-repeated="997"/>
        </table:table-row>
        <table:table-row table:style-name="ro30">
          <table:table-cell/>
          <table:table-cell table:style-name="ce7" office:value-type="string" calcext:value-type="string" table:number-columns-spanned="6" table:number-rows-spanned="1">
            <text:p><text:span text:style-name="T3">La sección está bien organizada. Comienza por la descripción de los objetivos del proceso de experimentación, descripción de instancias de pruebas, hardware de experimentación y detalles específicos pertinentes al proceso: indicadores de calidad a evaluar, tiempo máximo de ejecución, avance del proceso, chequeos totales, </text:span>número de semillas aleatorias, criterios de parada de algoritmos de búsqueda incompleta, entre otros.</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3">
          <table:table-cell/>
          <table:table-cell table:style-name="ce7" office:value-type="string" calcext:value-type="string" table:number-columns-spanned="6" table:number-rows-spanned="1">
            <text:p>Se describen los objetivos del proceso de experimentación y a partir de ellos se identifican claramente los experimentos que se presentan en la sección de resutados. Los objetivos planteados son justificables respecto a la propuesta de solución y el problema a resolver.</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1">
          <table:table-cell/>
          <table:table-cell table:style-name="ce45" office:value-type="string" calcext:value-type="string" table:number-columns-spanned="6" table:number-rows-spanned="1">
            <text:p>Se propone una cantidad prudente de experimentos.</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3">
          <table:table-cell/>
          <table:table-cell table:style-name="ce7" office:value-type="string" calcext:value-type="string" table:number-columns-spanned="6" table:number-rows-spanned="1">
            <text:p>Se describen las instancias de pruebas utilizadas en el informe. Si se utiliza solo una parte de ellas se debe justificar apropiadamente su elección. Si se utilizan instancias no provistas por los ayudantes, se deben explicar detalladamente, incluir con el código fuente y justificar.</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31" table:number-columns-repeated="18"/>
          <table:table-cell table:style-name="ce156"/>
          <table:table-cell table:number-columns-repeated="997"/>
        </table:table-row>
        <table:table-row table:style-name="ro3">
          <table:table-cell/>
          <table:table-cell table:style-name="ce4" office:value-type="string" calcext:value-type="string" table:number-columns-spanned="6" table:number-rows-spanned="1">
            <text:p>RESULTADOS (10%)</text:p>
          </table:table-cell>
          <table:covered-table-cell table:number-columns-repeated="5" table:style-name="ce74"/>
          <table:table-cell/>
          <table:table-cell table:style-name="ce125" table:number-columns-repeated="18"/>
          <table:table-cell table:style-name="ce141"/>
          <table:table-cell table:number-columns-repeated="997"/>
        </table:table-row>
        <table:table-row table:style-name="ro32">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2" office:value-type="float" office:value="5" calcext:value-type="float">
            <text:p>5</text:p>
          </table:table-cell>
          <table:table-cell table:style-name="ce132" table:number-columns-repeated="17"/>
          <table:table-cell table:style-name="ce157"/>
          <table:table-cell table:number-columns-repeated="997"/>
        </table:table-row>
        <table:table-row table:style-name="ro33">
          <table:table-cell/>
          <table:table-cell table:style-name="ce9" office:value-type="string" calcext:value-type="string" table:number-columns-spanned="6" table:number-rows-spanned="1">
            <text:p>La sección está bien organizada. Se condice con lo expuesto en la sección experimentos respecto a los objetivos del proceso de experimentación.</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4">
          <table:table-cell/>
          <table:table-cell table:style-name="ce9" office:value-type="string" calcext:value-type="string" table:number-columns-spanned="6" table:number-rows-spanned="1">
            <text:p>En cada sección se utilizan recursos apropiados para presentar la información: tablas/gráficos. <text:s/></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0">
          <table:table-cell/>
          <table:table-cell table:style-name="ce7" office:value-type="string" calcext:value-type="string" table:number-columns-spanned="6" table:number-rows-spanned="1">
            <text:p>En cada sección se describe debidamente la información presentada en cada tabla/gráfico. </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9">
          <table:table-cell/>
          <table:table-cell table:style-name="ce7" office:value-type="string" calcext:value-type="string" table:number-columns-spanned="6" table:number-rows-spanned="1">
            <text:p>Se explican los resultados obtenidos. Se hace énfasis en lo más relevante y se justifica de acuerdo a lo que entiende el autor respecto al proceso de resolución y las características de las instancias,</text:p>
          </table:table-cell>
          <table:covered-table-cell table:number-columns-repeated="5" table:style-name="ce9"/>
          <table:table-cell/>
          <table:table-cell table:style-name="ce133" office:value-type="float" office:value="5" calcext:value-type="float">
            <text:p>5</text:p>
          </table:table-cell>
          <table:table-cell table:style-name="ce133" table:number-columns-repeated="17"/>
          <table:table-cell table:style-name="ce158"/>
          <table:table-cell table:number-columns-repeated="997"/>
        </table:table-row>
        <table:table-row table:style-name="ro4">
          <table:table-cell/>
          <table:table-cell table:style-name="ce7" office:value-type="string" calcext:value-type="string" table:number-columns-spanned="6" table:number-rows-spanned="1">
            <text:p>Se observa coherencia respecto a la presentación de resultados: Uso de nombres/formatos/colores.</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5">
          <table:table-cell table:style-name="ce37"/>
          <table:table-cell table:style-name="ce46" office:value-type="string" calcext:value-type="string" table:number-columns-spanned="6" table:number-rows-spanned="1">
            <text:p>Se presenta una cantidad prudente de resultados en esta sección.</text:p>
          </table:table-cell>
          <table:covered-table-cell table:number-columns-repeated="5" table:style-name="ce75"/>
          <table:table-cell table:style-name="ce37"/>
          <table:table-cell table:style-name="ce134" office:value-type="float" office:value="5" calcext:value-type="float">
            <text:p>5</text:p>
          </table:table-cell>
          <table:table-cell table:style-name="ce134" table:number-columns-repeated="17"/>
          <table:table-cell table:style-name="ce159"/>
          <table:table-cell table:style-name="ce37" table:number-columns-repeated="997"/>
        </table:table-row>
        <table:table-row table:style-name="ro21">
          <table:table-cell/>
          <table:table-cell table:style-name="ce43" table:number-columns-repeated="6"/>
          <table:table-cell/>
          <table:table-cell table:style-name="ce135" table:number-columns-repeated="18"/>
          <table:table-cell table:style-name="ce160"/>
          <table:table-cell table:number-columns-repeated="997"/>
        </table:table-row>
        <table:table-row table:style-name="ro3">
          <table:table-cell/>
          <table:table-cell table:style-name="ce4" office:value-type="string" calcext:value-type="string" table:number-columns-spanned="6" table:number-rows-spanned="1">
            <text:p>CONCLUSIONES (10%)</text:p>
          </table:table-cell>
          <table:covered-table-cell table:number-columns-repeated="5" table:style-name="ce9"/>
          <table:table-cell/>
          <table:table-cell table:style-name="ce125" table:number-columns-repeated="18"/>
          <table:table-cell table:style-name="ce141"/>
          <table:table-cell table:number-columns-repeated="997"/>
        </table:table-row>
        <table:table-row table:style-name="ro36">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6" office:value-type="float" office:value="3" calcext:value-type="float">
            <text:p>3</text:p>
          </table:table-cell>
          <table:table-cell table:style-name="ce136" table:number-columns-repeated="17"/>
          <table:table-cell table:style-name="ce141"/>
          <table:table-cell table:number-columns-repeated="997"/>
        </table:table-row>
        <table:table-row table:style-name="ro23">
          <table:table-cell/>
          <table:table-cell table:style-name="ce7" office:value-type="string" calcext:value-type="string" table:number-columns-spanned="6" table:number-rows-spanned="1">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37">
          <table:table-cell/>
          <table:table-cell table:style-name="ce7" office:value-type="string" calcext:value-type="string" table:number-columns-spanned="6" table:number-rows-spanned="1">
            <text:p>Las conclusiones se justifican a partir de los resultados obtenidos y se condicen con los objetivos de experimentación planteados </text:p>
          </table:table-cell>
          <table:covered-table-cell table:number-columns-repeated="5" table:style-name="ce9"/>
          <table:table-cell/>
          <table:table-cell table:style-name="ce138" office:value-type="float" office:value="3" calcext:value-type="float">
            <text:p>3</text:p>
          </table:table-cell>
          <table:table-cell table:style-name="ce138" table:number-columns-repeated="17"/>
          <table:table-cell table:style-name="ce162"/>
          <table:table-cell table:number-columns-repeated="997"/>
        </table:table-row>
        <table:table-row table:style-name="ro34">
          <table:table-cell table:style-name="ce38"/>
          <table:table-cell table:style-name="ce7" office:value-type="string" calcext:value-type="string" table:number-columns-spanned="6" table:number-rows-spanned="1">
            <text:p>Las conclusiones dejan en claro la importancia del problema, sus variantes y las ventajas y desventajas de los métodos de resolución del estado del arte</text:p>
          </table:table-cell>
          <table:covered-table-cell table:number-columns-repeated="5" table:style-name="ce7"/>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38">
          <table:table-cell/>
          <table:table-cell table:style-name="ce7" office:value-type="string" calcext:value-type="string" table:number-columns-spanned="6" table:number-rows-spanned="1">
            <text:p>Las conclusiones justifican la relevancia de la propuesta de resolución y resaltar los aspectos más importantes de la propuesta.</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34">
          <table:table-cell/>
          <table:table-cell table:style-name="ce7" office:value-type="string" calcext:value-type="string" table:number-columns-spanned="6" table:number-rows-spanned="1">
            <text:p>Las conclusiones explican cómo los resultados se condicen/contradicen respecto a los supuestos de la formulación de la propuesta.</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21">
          <table:table-cell/>
          <table:table-cell table:style-name="ce43" table:number-columns-repeated="6"/>
          <table:table-cell/>
          <table:table-cell table:style-name="ce139" table:number-columns-repeated="18"/>
          <table:table-cell table:style-name="ce163"/>
          <table:table-cell table:number-columns-repeated="997"/>
        </table:table-row>
        <table:table-row table:style-name="ro8">
          <table:table-cell/>
          <table:table-cell table:style-name="ce12" office:value-type="string" calcext:value-type="string" table:number-columns-spanned="6" table:number-rows-spanned="1">
            <text:p>BIBLIOGRAFÍA (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29">
          <table:table-cell/>
          <table:table-cell table:style-name="ce7" office:value-type="string" calcext:value-type="string" table:number-columns-spanned="6" table:number-rows-spanned="1">
            <text:p>Se presenta bibliografía de manera correcta, detallando autor, tipo de publicación, año, editorial, páginas, etc. Si se trata de un sitio web se incluye dirección completa y fecha de la consult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9">
          <table:table-cell/>
          <table:table-cell table:style-name="ce7" office:value-type="string" calcext:value-type="string" table:number-columns-spanned="6" table:number-rows-spanned="1">
            <text:p>Se utilizan fuentes académicas fidedignas (sitios de universidades, revistas electrónicas especializadas, ACM, IEEE, etc.). Sitios como Wikipedia no deben estar presentes.</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1">
          <table:table-cell/>
          <table:table-cell table:style-name="ce43" table:number-columns-repeated="6"/>
          <table:table-cell/>
          <table:table-cell table:style-name="ce139" table:number-columns-repeated="18"/>
          <table:table-cell table:style-name="ce163"/>
          <table:table-cell table:number-columns-repeated="997"/>
        </table:table-row>
        <table:table-row table:style-name="ro8">
          <table:table-cell/>
          <table:table-cell table:style-name="ce13" office:value-type="string" calcext:value-type="string" table:number-columns-spanned="6" table:number-rows-spanned="1">
            <text:p>MEJORAS AL INFORME 1 (10%)</text:p>
          </table:table-cell>
          <table:covered-table-cell table:number-columns-repeated="5" table:style-name="ce13"/>
          <table:table-cell/>
          <table:table-cell table:style-name="ce53" table:formula="of:=(SUM([.I17:.I24])/8)*100/5" office:value-type="float" office:value="20" calcext:value-type="float">
            <text:p>20</text:p>
          </table:table-cell>
          <table:table-cell table:style-name="ce53" table:formula="of:=(SUM([.J17:.J24])/8)*100/5" office:value-type="float" office:value="0" calcext:value-type="float">
            <text:p>0</text:p>
          </table:table-cell>
          <table:table-cell table:style-name="ce53" table:formula="of:=(SUM([.K17:.K24])/8)*100/5" office:value-type="float" office:value="0" calcext:value-type="float">
            <text:p>0</text:p>
          </table:table-cell>
          <table:table-cell table:style-name="ce53" table:formula="of:=(SUM([.L17:.L24])/8)*100/5" office:value-type="float" office:value="0" calcext:value-type="float">
            <text:p>0</text:p>
          </table:table-cell>
          <table:table-cell table:style-name="ce53" table:formula="of:=(SUM([.M17:.M24])/8)*100/5" office:value-type="float" office:value="0" calcext:value-type="float">
            <text:p>0</text:p>
          </table:table-cell>
          <table:table-cell table:style-name="ce53" table:formula="of:=(SUM([.N17:.N24])/8)*100/5" office:value-type="float" office:value="0" calcext:value-type="float">
            <text:p>0</text:p>
          </table:table-cell>
          <table:table-cell table:style-name="ce53" table:formula="of:=(SUM([.O17:.O24])/8)*100/5" office:value-type="float" office:value="0" calcext:value-type="float">
            <text:p>0</text:p>
          </table:table-cell>
          <table:table-cell table:style-name="ce53" table:formula="of:=(SUM([.P17:.P24])/8)*100/5" office:value-type="float" office:value="0" calcext:value-type="float">
            <text:p>0</text:p>
          </table:table-cell>
          <table:table-cell table:style-name="ce53" table:formula="of:=(SUM([.Q17:.Q24])/8)*100/5" office:value-type="float" office:value="0" calcext:value-type="float">
            <text:p>0</text:p>
          </table:table-cell>
          <table:table-cell table:style-name="ce53" table:formula="of:=(SUM([.R17:.R24])/8)*100/5" office:value-type="float" office:value="0" calcext:value-type="float">
            <text:p>0</text:p>
          </table:table-cell>
          <table:table-cell table:style-name="ce53" table:formula="of:=(SUM([.S17:.S24])/8)*100/5" office:value-type="float" office:value="0" calcext:value-type="float">
            <text:p>0</text:p>
          </table:table-cell>
          <table:table-cell table:style-name="ce53" table:formula="of:=(SUM([.T17:.T24])/8)*100/5" office:value-type="float" office:value="0" calcext:value-type="float">
            <text:p>0</text:p>
          </table:table-cell>
          <table:table-cell table:style-name="ce53" table:formula="of:=(SUM([.U17:.U24])/8)*100/5" office:value-type="float" office:value="0" calcext:value-type="float">
            <text:p>0</text:p>
          </table:table-cell>
          <table:table-cell table:style-name="ce53" table:formula="of:=(SUM([.V17:.V24])/8)*100/5" office:value-type="float" office:value="0" calcext:value-type="float">
            <text:p>0</text:p>
          </table:table-cell>
          <table:table-cell table:style-name="ce53" table:formula="of:=(SUM([.W17:.W24])/8)*100/5" office:value-type="float" office:value="0" calcext:value-type="float">
            <text:p>0</text:p>
          </table:table-cell>
          <table:table-cell table:style-name="ce53" table:formula="of:=(SUM([.X17:.X24])/8)*100/5" office:value-type="float" office:value="0" calcext:value-type="float">
            <text:p>0</text:p>
          </table:table-cell>
          <table:table-cell table:style-name="ce53" table:formula="of:=(SUM([.Y17:.Y24])/8)*100/5" office:value-type="float" office:value="0" calcext:value-type="float">
            <text:p>0</text:p>
          </table:table-cell>
          <table:table-cell table:style-name="ce53" table:formula="of:=(SUM([.Z17:.Z24])/8)*100/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CÓDIGO FUENTE (10%)</text:p>
          </table:table-cell>
          <table:covered-table-cell table:number-columns-repeated="5" table:style-name="ce13"/>
          <table:table-cell/>
          <table:table-cell table:style-name="ce53" table:formula="of:=(SUM([.I27:.I32])/6)*100/5" office:value-type="float" office:value="40" calcext:value-type="float">
            <text:p>40</text:p>
          </table:table-cell>
          <table:table-cell table:style-name="ce53" table:formula="of:=(SUM([.J27:.J32])/6)*100/5" office:value-type="float" office:value="0" calcext:value-type="float">
            <text:p>0</text:p>
          </table:table-cell>
          <table:table-cell table:style-name="ce53" table:formula="of:=(SUM([.K27:.K32])/6)*100/5" office:value-type="float" office:value="0" calcext:value-type="float">
            <text:p>0</text:p>
          </table:table-cell>
          <table:table-cell table:style-name="ce53" table:formula="of:=(SUM([.L27:.L32])/6)*100/5" office:value-type="float" office:value="0" calcext:value-type="float">
            <text:p>0</text:p>
          </table:table-cell>
          <table:table-cell table:style-name="ce53" table:formula="of:=(SUM([.M27:.M32])/6)*100/5" office:value-type="float" office:value="0" calcext:value-type="float">
            <text:p>0</text:p>
          </table:table-cell>
          <table:table-cell table:style-name="ce53" table:formula="of:=(SUM([.N27:.N32])/6)*100/5" office:value-type="float" office:value="0" calcext:value-type="float">
            <text:p>0</text:p>
          </table:table-cell>
          <table:table-cell table:style-name="ce53" table:formula="of:=(SUM([.O27:.O32])/6)*100/5" office:value-type="float" office:value="0" calcext:value-type="float">
            <text:p>0</text:p>
          </table:table-cell>
          <table:table-cell table:style-name="ce53" table:formula="of:=(SUM([.P27:.P32])/6)*100/5" office:value-type="float" office:value="0" calcext:value-type="float">
            <text:p>0</text:p>
          </table:table-cell>
          <table:table-cell table:style-name="ce53" table:formula="of:=(SUM([.Q27:.Q32])/6)*100/5" office:value-type="float" office:value="0" calcext:value-type="float">
            <text:p>0</text:p>
          </table:table-cell>
          <table:table-cell table:style-name="ce53" table:formula="of:=(SUM([.R27:.R32])/6)*100/5" office:value-type="float" office:value="0" calcext:value-type="float">
            <text:p>0</text:p>
          </table:table-cell>
          <table:table-cell table:style-name="ce53" table:formula="of:=(SUM([.S27:.S32])/6)*100/5" office:value-type="float" office:value="0" calcext:value-type="float">
            <text:p>0</text:p>
          </table:table-cell>
          <table:table-cell table:style-name="ce53" table:formula="of:=(SUM([.T27:.T32])/6)*100/5" office:value-type="float" office:value="0" calcext:value-type="float">
            <text:p>0</text:p>
          </table:table-cell>
          <table:table-cell table:style-name="ce53" table:formula="of:=(SUM([.U27:.U32])/6)*100/5" office:value-type="float" office:value="0" calcext:value-type="float">
            <text:p>0</text:p>
          </table:table-cell>
          <table:table-cell table:style-name="ce53" table:formula="of:=(SUM([.V27:.V32])/6)*100/5" office:value-type="float" office:value="0" calcext:value-type="float">
            <text:p>0</text:p>
          </table:table-cell>
          <table:table-cell table:style-name="ce53" table:formula="of:=(SUM([.W27:.W32])/6)*100/5" office:value-type="float" office:value="0" calcext:value-type="float">
            <text:p>0</text:p>
          </table:table-cell>
          <table:table-cell table:style-name="ce53" table:formula="of:=(SUM([.X27:.X32])/6)*100/5" office:value-type="float" office:value="0" calcext:value-type="float">
            <text:p>0</text:p>
          </table:table-cell>
          <table:table-cell table:style-name="ce53" table:formula="of:=(SUM([.Y27:.Y32])/6)*100/5" office:value-type="float" office:value="0" calcext:value-type="float">
            <text:p>0</text:p>
          </table:table-cell>
          <table:table-cell table:style-name="ce53" table:formula="of:=(SUM([.Z27:.Z32])/6)*100/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REPRESENTACIÓN (15%)</text:p>
          </table:table-cell>
          <table:covered-table-cell table:number-columns-repeated="5" table:style-name="ce13"/>
          <table:table-cell/>
          <table:table-cell table:style-name="ce53" table:formula="of:=100*(0.15*[.I35]+0.85*(SUM([.I36:.I40])/5))/5" office:value-type="float" office:value="60" calcext:value-type="float">
            <text:p>60</text:p>
          </table:table-cell>
          <table:table-cell table:style-name="ce53" table:formula="of:=100*(0.15*[.J35]+0.85*(SUM([.J36:.J40])/5))/5" office:value-type="float" office:value="0" calcext:value-type="float">
            <text:p>0</text:p>
          </table:table-cell>
          <table:table-cell table:style-name="ce53" table:formula="of:=100*(0.15*[.K35]+0.85*(SUM([.K36:.K40])/5))/5" office:value-type="float" office:value="0" calcext:value-type="float">
            <text:p>0</text:p>
          </table:table-cell>
          <table:table-cell table:style-name="ce53" table:formula="of:=100*(0.15*[.L35]+0.85*(SUM([.L36:.L40])/5))/5" office:value-type="float" office:value="0" calcext:value-type="float">
            <text:p>0</text:p>
          </table:table-cell>
          <table:table-cell table:style-name="ce53" table:formula="of:=100*(0.15*[.M35]+0.85*(SUM([.M36:.M40])/5))/5" office:value-type="float" office:value="0" calcext:value-type="float">
            <text:p>0</text:p>
          </table:table-cell>
          <table:table-cell table:style-name="ce53" table:formula="of:=100*(0.15*[.N35]+0.85*(SUM([.N36:.N40])/5))/5" office:value-type="float" office:value="0" calcext:value-type="float">
            <text:p>0</text:p>
          </table:table-cell>
          <table:table-cell table:style-name="ce53" table:formula="of:=100*(0.15*[.O35]+0.85*(SUM([.O36:.O40])/5))/5" office:value-type="float" office:value="0" calcext:value-type="float">
            <text:p>0</text:p>
          </table:table-cell>
          <table:table-cell table:style-name="ce53" table:formula="of:=100*(0.15*[.P35]+0.85*(SUM([.P36:.P40])/5))/5" office:value-type="float" office:value="0" calcext:value-type="float">
            <text:p>0</text:p>
          </table:table-cell>
          <table:table-cell table:style-name="ce53" table:formula="of:=100*(0.15*[.Q35]+0.85*(SUM([.Q36:.Q40])/5))/5" office:value-type="float" office:value="0" calcext:value-type="float">
            <text:p>0</text:p>
          </table:table-cell>
          <table:table-cell table:style-name="ce53" table:formula="of:=100*(0.15*[.R35]+0.85*(SUM([.R36:.R40])/5))/5" office:value-type="float" office:value="0" calcext:value-type="float">
            <text:p>0</text:p>
          </table:table-cell>
          <table:table-cell table:style-name="ce53" table:formula="of:=100*(0.15*[.S35]+0.85*(SUM([.S36:.S40])/5))/5" office:value-type="float" office:value="0" calcext:value-type="float">
            <text:p>0</text:p>
          </table:table-cell>
          <table:table-cell table:style-name="ce53" table:formula="of:=100*(0.15*[.T35]+0.85*(SUM([.T36:.T40])/5))/5" office:value-type="float" office:value="0" calcext:value-type="float">
            <text:p>0</text:p>
          </table:table-cell>
          <table:table-cell table:style-name="ce53" table:formula="of:=100*(0.15*[.U35]+0.85*(SUM([.U36:.U40])/5))/5" office:value-type="float" office:value="0" calcext:value-type="float">
            <text:p>0</text:p>
          </table:table-cell>
          <table:table-cell table:style-name="ce53" table:formula="of:=100*(0.15*[.V35]+0.85*(SUM([.V36:.V40])/5))/5" office:value-type="float" office:value="0" calcext:value-type="float">
            <text:p>0</text:p>
          </table:table-cell>
          <table:table-cell table:style-name="ce53" table:formula="of:=100*(0.15*[.W35]+0.85*(SUM([.W36:.W40])/5))/5" office:value-type="float" office:value="0" calcext:value-type="float">
            <text:p>0</text:p>
          </table:table-cell>
          <table:table-cell table:style-name="ce53" table:formula="of:=100*(0.15*[.X35]+0.85*(SUM([.X36:.X40])/5))/5" office:value-type="float" office:value="0" calcext:value-type="float">
            <text:p>0</text:p>
          </table:table-cell>
          <table:table-cell table:style-name="ce53" table:formula="of:=100*(0.15*[.Y35]+0.85*(SUM([.Y36:.Y40])/5))/5" office:value-type="float" office:value="0" calcext:value-type="float">
            <text:p>0</text:p>
          </table:table-cell>
          <table:table-cell table:style-name="ce53" table:formula="of:=100*(0.15*[.Z35]+0.85*(SUM([.Z36:.Z40])/5))/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DESCRIPCIÓN DEL ALGORITMO (20%)</text:p>
          </table:table-cell>
          <table:covered-table-cell table:number-columns-repeated="5" table:style-name="ce13"/>
          <table:table-cell/>
          <table:table-cell table:style-name="ce53" table:formula="of:=100*(0.15*[.I43]+0.85*(SUM([.I44:.I50])/7))/5" office:value-type="float" office:value="80" calcext:value-type="float">
            <text:p>80</text:p>
          </table:table-cell>
          <table:table-cell table:style-name="ce53" table:formula="of:=100*(0.15*[.J43]+0.85*(SUM([.J44:.J50])/7))/5" office:value-type="float" office:value="0" calcext:value-type="float">
            <text:p>0</text:p>
          </table:table-cell>
          <table:table-cell table:style-name="ce53" table:formula="of:=100*(0.15*[.K43]+0.85*(SUM([.K44:.K50])/7))/5" office:value-type="float" office:value="0" calcext:value-type="float">
            <text:p>0</text:p>
          </table:table-cell>
          <table:table-cell table:style-name="ce53" table:formula="of:=100*(0.15*[.L43]+0.85*(SUM([.L44:.L50])/7))/5" office:value-type="float" office:value="0" calcext:value-type="float">
            <text:p>0</text:p>
          </table:table-cell>
          <table:table-cell table:style-name="ce53" table:formula="of:=100*(0.15*[.M43]+0.85*(SUM([.M44:.M50])/7))/5" office:value-type="float" office:value="0" calcext:value-type="float">
            <text:p>0</text:p>
          </table:table-cell>
          <table:table-cell table:style-name="ce53" table:formula="of:=100*(0.15*[.N43]+0.85*(SUM([.N44:.N50])/7))/5" office:value-type="float" office:value="0" calcext:value-type="float">
            <text:p>0</text:p>
          </table:table-cell>
          <table:table-cell table:style-name="ce53" table:formula="of:=100*(0.15*[.O43]+0.85*(SUM([.O44:.O50])/7))/5" office:value-type="float" office:value="0" calcext:value-type="float">
            <text:p>0</text:p>
          </table:table-cell>
          <table:table-cell table:style-name="ce53" table:formula="of:=100*(0.15*[.P43]+0.85*(SUM([.P44:.P50])/7))/5" office:value-type="float" office:value="0" calcext:value-type="float">
            <text:p>0</text:p>
          </table:table-cell>
          <table:table-cell table:style-name="ce53" table:formula="of:=100*(0.15*[.Q43]+0.85*(SUM([.Q44:.Q50])/7))/5" office:value-type="float" office:value="0" calcext:value-type="float">
            <text:p>0</text:p>
          </table:table-cell>
          <table:table-cell table:style-name="ce53" table:formula="of:=100*(0.15*[.R43]+0.85*(SUM([.R44:.R50])/7))/5" office:value-type="float" office:value="0" calcext:value-type="float">
            <text:p>0</text:p>
          </table:table-cell>
          <table:table-cell table:style-name="ce53" table:formula="of:=100*(0.15*[.S43]+0.85*(SUM([.S44:.S50])/7))/5" office:value-type="float" office:value="0" calcext:value-type="float">
            <text:p>0</text:p>
          </table:table-cell>
          <table:table-cell table:style-name="ce53" table:formula="of:=100*(0.15*[.T43]+0.85*(SUM([.T44:.T50])/7))/5" office:value-type="float" office:value="0" calcext:value-type="float">
            <text:p>0</text:p>
          </table:table-cell>
          <table:table-cell table:style-name="ce53" table:formula="of:=100*(0.15*[.U43]+0.85*(SUM([.U44:.U50])/7))/5" office:value-type="float" office:value="0" calcext:value-type="float">
            <text:p>0</text:p>
          </table:table-cell>
          <table:table-cell table:style-name="ce53" table:formula="of:=100*(0.15*[.V43]+0.85*(SUM([.V44:.V50])/7))/5" office:value-type="float" office:value="0" calcext:value-type="float">
            <text:p>0</text:p>
          </table:table-cell>
          <table:table-cell table:style-name="ce53" table:formula="of:=100*(0.15*[.W43]+0.85*(SUM([.W44:.W50])/7))/5" office:value-type="float" office:value="0" calcext:value-type="float">
            <text:p>0</text:p>
          </table:table-cell>
          <table:table-cell table:style-name="ce53" table:formula="of:=100*(0.15*[.X43]+0.85*(SUM([.X44:.X50])/7))/5" office:value-type="float" office:value="0" calcext:value-type="float">
            <text:p>0</text:p>
          </table:table-cell>
          <table:table-cell table:style-name="ce53" table:formula="of:=100*(0.15*[.Y43]+0.85*(SUM([.Y44:.Y50])/7))/5" office:value-type="float" office:value="0" calcext:value-type="float">
            <text:p>0</text:p>
          </table:table-cell>
          <table:table-cell table:style-name="ce53" table:formula="of:=100*(0.15*[.Z43]+0.85*(SUM([.Z44:.Z50])/7))/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EXPERIMENTOS (10%)</text:p>
          </table:table-cell>
          <table:covered-table-cell table:number-columns-repeated="5" table:style-name="ce13"/>
          <table:table-cell/>
          <table:table-cell table:style-name="ce53" table:formula="of:=100*(0.15*[.I53]+0.85*(SUM([.I54:.I57])/4))/5" office:value-type="float" office:value="100" calcext:value-type="float">
            <text:p>100</text:p>
          </table:table-cell>
          <table:table-cell table:style-name="ce53" table:formula="of:=100*(0.15*[.J53]+0.85*(SUM([.J54:.J57])/4))/5" office:value-type="float" office:value="0" calcext:value-type="float">
            <text:p>0</text:p>
          </table:table-cell>
          <table:table-cell table:style-name="ce53" table:formula="of:=100*(0.15*[.K53]+0.85*(SUM([.K54:.K57])/4))/5" office:value-type="float" office:value="0" calcext:value-type="float">
            <text:p>0</text:p>
          </table:table-cell>
          <table:table-cell table:style-name="ce53" table:formula="of:=100*(0.15*[.L53]+0.85*(SUM([.L54:.L57])/4))/5" office:value-type="float" office:value="0" calcext:value-type="float">
            <text:p>0</text:p>
          </table:table-cell>
          <table:table-cell table:style-name="ce53" table:formula="of:=100*(0.15*[.M53]+0.85*(SUM([.M54:.M57])/4))/5" office:value-type="float" office:value="0" calcext:value-type="float">
            <text:p>0</text:p>
          </table:table-cell>
          <table:table-cell table:style-name="ce53" table:formula="of:=100*(0.15*[.N53]+0.85*(SUM([.N54:.N57])/4))/5" office:value-type="float" office:value="0" calcext:value-type="float">
            <text:p>0</text:p>
          </table:table-cell>
          <table:table-cell table:style-name="ce53" table:formula="of:=100*(0.15*[.O53]+0.85*(SUM([.O54:.O57])/4))/5" office:value-type="float" office:value="0" calcext:value-type="float">
            <text:p>0</text:p>
          </table:table-cell>
          <table:table-cell table:style-name="ce53" table:formula="of:=100*(0.15*[.P53]+0.85*(SUM([.P54:.P57])/4))/5" office:value-type="float" office:value="0" calcext:value-type="float">
            <text:p>0</text:p>
          </table:table-cell>
          <table:table-cell table:style-name="ce53" table:formula="of:=100*(0.15*[.Q53]+0.85*(SUM([.Q54:.Q57])/4))/5" office:value-type="float" office:value="0" calcext:value-type="float">
            <text:p>0</text:p>
          </table:table-cell>
          <table:table-cell table:style-name="ce53" table:formula="of:=100*(0.15*[.R53]+0.85*(SUM([.R54:.R57])/4))/5" office:value-type="float" office:value="0" calcext:value-type="float">
            <text:p>0</text:p>
          </table:table-cell>
          <table:table-cell table:style-name="ce53" table:formula="of:=100*(0.15*[.S53]+0.85*(SUM([.S54:.S57])/4))/5" office:value-type="float" office:value="0" calcext:value-type="float">
            <text:p>0</text:p>
          </table:table-cell>
          <table:table-cell table:style-name="ce53" table:formula="of:=100*(0.15*[.T53]+0.85*(SUM([.T54:.T57])/4))/5" office:value-type="float" office:value="0" calcext:value-type="float">
            <text:p>0</text:p>
          </table:table-cell>
          <table:table-cell table:style-name="ce53" table:formula="of:=100*(0.15*[.U53]+0.85*(SUM([.U54:.U57])/4))/5" office:value-type="float" office:value="0" calcext:value-type="float">
            <text:p>0</text:p>
          </table:table-cell>
          <table:table-cell table:style-name="ce53" table:formula="of:=100*(0.15*[.V53]+0.85*(SUM([.V54:.V57])/4))/5" office:value-type="float" office:value="0" calcext:value-type="float">
            <text:p>0</text:p>
          </table:table-cell>
          <table:table-cell table:style-name="ce53" table:formula="of:=100*(0.15*[.W53]+0.85*(SUM([.W54:.W57])/4))/5" office:value-type="float" office:value="0" calcext:value-type="float">
            <text:p>0</text:p>
          </table:table-cell>
          <table:table-cell table:style-name="ce53" table:formula="of:=100*(0.15*[.X53]+0.85*(SUM([.X54:.X57])/4))/5" office:value-type="float" office:value="0" calcext:value-type="float">
            <text:p>0</text:p>
          </table:table-cell>
          <table:table-cell table:style-name="ce53" table:formula="of:=100*(0.15*[.Y53]+0.85*(SUM([.Y54:.Y57])/4))/5" office:value-type="float" office:value="0" calcext:value-type="float">
            <text:p>0</text:p>
          </table:table-cell>
          <table:table-cell table:style-name="ce53" table:formula="of:=100*(0.15*[.Z53]+0.85*(SUM([.Z54:.Z57])/4))/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RESULTADOS (10%)</text:p>
          </table:table-cell>
          <table:covered-table-cell table:number-columns-repeated="5" table:style-name="ce13"/>
          <table:table-cell/>
          <table:table-cell table:style-name="ce53" table:formula="of:=100*(0.15*[.I60]+0.85*(SUM([.I61:.I66])/6))/5" office:value-type="float" office:value="100" calcext:value-type="float">
            <text:p>100</text:p>
          </table:table-cell>
          <table:table-cell table:style-name="ce53" table:formula="of:=100*(0.15*[.J60]+0.85*(SUM([.J61:.J66])/6))/5" office:value-type="float" office:value="0" calcext:value-type="float">
            <text:p>0</text:p>
          </table:table-cell>
          <table:table-cell table:style-name="ce53" table:formula="of:=100*(0.15*[.K60]+0.85*(SUM([.K61:.K66])/6))/5" office:value-type="float" office:value="0" calcext:value-type="float">
            <text:p>0</text:p>
          </table:table-cell>
          <table:table-cell table:style-name="ce53" table:formula="of:=100*(0.15*[.L60]+0.85*(SUM([.L61:.L66])/6))/5" office:value-type="float" office:value="0" calcext:value-type="float">
            <text:p>0</text:p>
          </table:table-cell>
          <table:table-cell table:style-name="ce53" table:formula="of:=100*(0.15*[.M60]+0.85*(SUM([.M61:.M66])/6))/5" office:value-type="float" office:value="0" calcext:value-type="float">
            <text:p>0</text:p>
          </table:table-cell>
          <table:table-cell table:style-name="ce53" table:formula="of:=100*(0.15*[.N60]+0.85*(SUM([.N61:.N66])/6))/5" office:value-type="float" office:value="0" calcext:value-type="float">
            <text:p>0</text:p>
          </table:table-cell>
          <table:table-cell table:style-name="ce53" table:formula="of:=100*(0.15*[.O60]+0.85*(SUM([.O61:.O66])/6))/5" office:value-type="float" office:value="0" calcext:value-type="float">
            <text:p>0</text:p>
          </table:table-cell>
          <table:table-cell table:style-name="ce53" table:formula="of:=100*(0.15*[.P60]+0.85*(SUM([.P61:.P66])/6))/5" office:value-type="float" office:value="0" calcext:value-type="float">
            <text:p>0</text:p>
          </table:table-cell>
          <table:table-cell table:style-name="ce53" table:formula="of:=100*(0.15*[.Q60]+0.85*(SUM([.Q61:.Q66])/6))/5" office:value-type="float" office:value="0" calcext:value-type="float">
            <text:p>0</text:p>
          </table:table-cell>
          <table:table-cell table:style-name="ce53" table:formula="of:=100*(0.15*[.R60]+0.85*(SUM([.R61:.R66])/6))/5" office:value-type="float" office:value="0" calcext:value-type="float">
            <text:p>0</text:p>
          </table:table-cell>
          <table:table-cell table:style-name="ce53" table:formula="of:=100*(0.15*[.S60]+0.85*(SUM([.S61:.S66])/6))/5" office:value-type="float" office:value="0" calcext:value-type="float">
            <text:p>0</text:p>
          </table:table-cell>
          <table:table-cell table:style-name="ce53" table:formula="of:=100*(0.15*[.T60]+0.85*(SUM([.T61:.T66])/6))/5" office:value-type="float" office:value="0" calcext:value-type="float">
            <text:p>0</text:p>
          </table:table-cell>
          <table:table-cell table:style-name="ce53" table:formula="of:=100*(0.15*[.U60]+0.85*(SUM([.U61:.U66])/6))/5" office:value-type="float" office:value="0" calcext:value-type="float">
            <text:p>0</text:p>
          </table:table-cell>
          <table:table-cell table:style-name="ce53" table:formula="of:=100*(0.15*[.V60]+0.85*(SUM([.V61:.V66])/6))/5" office:value-type="float" office:value="0" calcext:value-type="float">
            <text:p>0</text:p>
          </table:table-cell>
          <table:table-cell table:style-name="ce53" table:formula="of:=100*(0.15*[.W60]+0.85*(SUM([.W61:.W66])/6))/5" office:value-type="float" office:value="0" calcext:value-type="float">
            <text:p>0</text:p>
          </table:table-cell>
          <table:table-cell table:style-name="ce53" table:formula="of:=100*(0.15*[.X60]+0.85*(SUM([.X61:.X66])/6))/5" office:value-type="float" office:value="0" calcext:value-type="float">
            <text:p>0</text:p>
          </table:table-cell>
          <table:table-cell table:style-name="ce53" table:formula="of:=100*(0.15*[.Y60]+0.85*(SUM([.Y61:.Y66])/6))/5" office:value-type="float" office:value="0" calcext:value-type="float">
            <text:p>0</text:p>
          </table:table-cell>
          <table:table-cell table:style-name="ce53" table:formula="of:=100*(0.15*[.Z60]+0.85*(SUM([.Z61:.Z66])/6))/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CONCLUSIONES (20%)</text:p>
          </table:table-cell>
          <table:covered-table-cell table:number-columns-repeated="5" table:style-name="ce13"/>
          <table:table-cell/>
          <table:table-cell table:style-name="ce53" table:formula="of:=100*(0.15*[.I69]+0.85*(SUM([.I70:.I74])/5))/5" office:value-type="float" office:value="60" calcext:value-type="float">
            <text:p>60</text:p>
          </table:table-cell>
          <table:table-cell table:style-name="ce53" table:formula="of:=100*(0.15*[.J69]+0.85*(SUM([.J70:.J74])/5))/5" office:value-type="float" office:value="0" calcext:value-type="float">
            <text:p>0</text:p>
          </table:table-cell>
          <table:table-cell table:style-name="ce53" table:formula="of:=100*(0.15*[.K69]+0.85*(SUM([.K70:.K74])/5))/5" office:value-type="float" office:value="0" calcext:value-type="float">
            <text:p>0</text:p>
          </table:table-cell>
          <table:table-cell table:style-name="ce53" table:formula="of:=100*(0.15*[.L69]+0.85*(SUM([.L70:.L74])/5))/5" office:value-type="float" office:value="0" calcext:value-type="float">
            <text:p>0</text:p>
          </table:table-cell>
          <table:table-cell table:style-name="ce53" table:formula="of:=100*(0.15*[.M69]+0.85*(SUM([.M70:.M74])/5))/5" office:value-type="float" office:value="0" calcext:value-type="float">
            <text:p>0</text:p>
          </table:table-cell>
          <table:table-cell table:style-name="ce53" table:formula="of:=100*(0.15*[.N69]+0.85*(SUM([.N70:.N74])/5))/5" office:value-type="float" office:value="0" calcext:value-type="float">
            <text:p>0</text:p>
          </table:table-cell>
          <table:table-cell table:style-name="ce53" table:formula="of:=100*(0.15*[.O69]+0.85*(SUM([.O70:.O74])/5))/5" office:value-type="float" office:value="0" calcext:value-type="float">
            <text:p>0</text:p>
          </table:table-cell>
          <table:table-cell table:style-name="ce53" table:formula="of:=100*(0.15*[.P69]+0.85*(SUM([.P70:.P74])/5))/5" office:value-type="float" office:value="0" calcext:value-type="float">
            <text:p>0</text:p>
          </table:table-cell>
          <table:table-cell table:style-name="ce53" table:formula="of:=100*(0.15*[.Q69]+0.85*(SUM([.Q70:.Q74])/5))/5" office:value-type="float" office:value="0" calcext:value-type="float">
            <text:p>0</text:p>
          </table:table-cell>
          <table:table-cell table:style-name="ce53" table:formula="of:=100*(0.15*[.R69]+0.85*(SUM([.R70:.R74])/5))/5" office:value-type="float" office:value="0" calcext:value-type="float">
            <text:p>0</text:p>
          </table:table-cell>
          <table:table-cell table:style-name="ce53" table:formula="of:=100*(0.15*[.S69]+0.85*(SUM([.S70:.S74])/5))/5" office:value-type="float" office:value="0" calcext:value-type="float">
            <text:p>0</text:p>
          </table:table-cell>
          <table:table-cell table:style-name="ce53" table:formula="of:=100*(0.15*[.T69]+0.85*(SUM([.T70:.T74])/5))/5" office:value-type="float" office:value="0" calcext:value-type="float">
            <text:p>0</text:p>
          </table:table-cell>
          <table:table-cell table:style-name="ce53" table:formula="of:=100*(0.15*[.U69]+0.85*(SUM([.U70:.U74])/5))/5" office:value-type="float" office:value="0" calcext:value-type="float">
            <text:p>0</text:p>
          </table:table-cell>
          <table:table-cell table:style-name="ce53" table:formula="of:=100*(0.15*[.V69]+0.85*(SUM([.V70:.V74])/5))/5" office:value-type="float" office:value="0" calcext:value-type="float">
            <text:p>0</text:p>
          </table:table-cell>
          <table:table-cell table:style-name="ce53" table:formula="of:=100*(0.15*[.W69]+0.85*(SUM([.W70:.W74])/5))/5" office:value-type="float" office:value="0" calcext:value-type="float">
            <text:p>0</text:p>
          </table:table-cell>
          <table:table-cell table:style-name="ce53" table:formula="of:=100*(0.15*[.X69]+0.85*(SUM([.X70:.X74])/5))/5" office:value-type="float" office:value="0" calcext:value-type="float">
            <text:p>0</text:p>
          </table:table-cell>
          <table:table-cell table:style-name="ce53" table:formula="of:=100*(0.15*[.Y69]+0.85*(SUM([.Y70:.Y74])/5))/5" office:value-type="float" office:value="0" calcext:value-type="float">
            <text:p>0</text:p>
          </table:table-cell>
          <table:table-cell table:style-name="ce53" table:formula="of:=100*(0.15*[.Z69]+0.85*(SUM([.Z70:.Z74])/5))/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BIBLIOGRAFÍA (5%)</text:p>
          </table:table-cell>
          <table:covered-table-cell table:number-columns-repeated="5" table:style-name="ce13"/>
          <table:table-cell/>
          <table:table-cell table:style-name="ce53" table:formula="of:=SUM([.I77]*0.4;[.I78]*0.6)*100/5" office:value-type="float" office:value="100" calcext:value-type="float">
            <text:p>100</text:p>
          </table:table-cell>
          <table:table-cell table:style-name="ce53" table:formula="of:=SUM([.J77]*0.4;[.J78]*0.6)*100/5" office:value-type="float" office:value="0" calcext:value-type="float">
            <text:p>0</text:p>
          </table:table-cell>
          <table:table-cell table:style-name="ce53" table:formula="of:=SUM([.K77]*0.4;[.K78]*0.6)*100/5" office:value-type="float" office:value="0" calcext:value-type="float">
            <text:p>0</text:p>
          </table:table-cell>
          <table:table-cell table:style-name="ce53" table:formula="of:=SUM([.L77]*0.4;[.L78]*0.6)*100/5" office:value-type="float" office:value="0" calcext:value-type="float">
            <text:p>0</text:p>
          </table:table-cell>
          <table:table-cell table:style-name="ce53" table:formula="of:=SUM([.M77]*0.4;[.M78]*0.6)*100/5" office:value-type="float" office:value="0" calcext:value-type="float">
            <text:p>0</text:p>
          </table:table-cell>
          <table:table-cell table:style-name="ce53" table:formula="of:=SUM([.N77]*0.4;[.N78]*0.6)*100/5" office:value-type="float" office:value="0" calcext:value-type="float">
            <text:p>0</text:p>
          </table:table-cell>
          <table:table-cell table:style-name="ce53" table:formula="of:=SUM([.O77]*0.4;[.O78]*0.6)*100/5" office:value-type="float" office:value="0" calcext:value-type="float">
            <text:p>0</text:p>
          </table:table-cell>
          <table:table-cell table:style-name="ce53" table:formula="of:=SUM([.P77]*0.4;[.P78]*0.6)*100/5" office:value-type="float" office:value="0" calcext:value-type="float">
            <text:p>0</text:p>
          </table:table-cell>
          <table:table-cell table:style-name="ce53" table:formula="of:=SUM([.Q77]*0.4;[.Q78]*0.6)*100/5" office:value-type="float" office:value="0" calcext:value-type="float">
            <text:p>0</text:p>
          </table:table-cell>
          <table:table-cell table:style-name="ce53" table:formula="of:=SUM([.R77]*0.4;[.R78]*0.6)*100/5" office:value-type="float" office:value="0" calcext:value-type="float">
            <text:p>0</text:p>
          </table:table-cell>
          <table:table-cell table:style-name="ce53" table:formula="of:=SUM([.S77]*0.4;[.S78]*0.6)*100/5" office:value-type="float" office:value="0" calcext:value-type="float">
            <text:p>0</text:p>
          </table:table-cell>
          <table:table-cell table:style-name="ce53" table:formula="of:=SUM([.T77]*0.4;[.T78]*0.6)*100/5" office:value-type="float" office:value="0" calcext:value-type="float">
            <text:p>0</text:p>
          </table:table-cell>
          <table:table-cell table:style-name="ce53" table:formula="of:=SUM([.U77]*0.4;[.U78]*0.6)*100/5" office:value-type="float" office:value="0" calcext:value-type="float">
            <text:p>0</text:p>
          </table:table-cell>
          <table:table-cell table:style-name="ce53" table:formula="of:=SUM([.V77]*0.4;[.V78]*0.6)*100/5" office:value-type="float" office:value="0" calcext:value-type="float">
            <text:p>0</text:p>
          </table:table-cell>
          <table:table-cell table:style-name="ce53" table:formula="of:=SUM([.W77]*0.4;[.W78]*0.6)*100/5" office:value-type="float" office:value="0" calcext:value-type="float">
            <text:p>0</text:p>
          </table:table-cell>
          <table:table-cell table:style-name="ce53" table:formula="of:=SUM([.X77]*0.4;[.X78]*0.6)*100/5" office:value-type="float" office:value="0" calcext:value-type="float">
            <text:p>0</text:p>
          </table:table-cell>
          <table:table-cell table:style-name="ce53" table:formula="of:=SUM([.Y77]*0.4;[.Y78]*0.6)*100/5" office:value-type="float" office:value="0" calcext:value-type="float">
            <text:p>0</text:p>
          </table:table-cell>
          <table:table-cell table:style-name="ce53" table:formula="of:=SUM([.Z77]*0.4;[.Z78]*0.6)*100/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NOTA SIN PENALIZACIONES</text:p>
          </table:table-cell>
          <table:covered-table-cell table:number-columns-repeated="5" table:style-name="ce13"/>
          <table:table-cell/>
          <table:table-cell table:style-name="ce54" table:formula="of:=SUM([.I80]*0.1;[.I81]*0.1;[.I82]*0.15;[.I83]*0.2;[.I84]*0.1;[.I85]*0.1;[.I86]*0.2;[.I87]*0.05)" office:value-type="float" office:value="68" calcext:value-type="float">
            <text:p>68</text:p>
          </table:table-cell>
          <table:table-cell table:style-name="ce54" table:formula="of:=SUM([.J80]*0.1;[.J81]*0.1;[.J82]*0.15;[.J83]*0.2;[.J84]*0.1;[.J85]*0.1;[.J86]*0.2;[.J87]*0.05)" office:value-type="float" office:value="0" calcext:value-type="float">
            <text:p>0</text:p>
          </table:table-cell>
          <table:table-cell table:style-name="ce54" table:formula="of:=SUM([.K80]*0.1;[.K81]*0.1;[.K82]*0.15;[.K83]*0.2;[.K84]*0.1;[.K85]*0.1;[.K86]*0.2;[.K87]*0.05)" office:value-type="float" office:value="0" calcext:value-type="float">
            <text:p>0</text:p>
          </table:table-cell>
          <table:table-cell table:style-name="ce54" table:formula="of:=SUM([.L80]*0.1;[.L81]*0.1;[.L82]*0.15;[.L83]*0.2;[.L84]*0.1;[.L85]*0.1;[.L86]*0.2;[.L87]*0.05)" office:value-type="float" office:value="0" calcext:value-type="float">
            <text:p>0</text:p>
          </table:table-cell>
          <table:table-cell table:style-name="ce54" table:formula="of:=SUM([.M80]*0.1;[.M81]*0.1;[.M82]*0.15;[.M83]*0.2;[.M84]*0.1;[.M85]*0.1;[.M86]*0.2;[.M87]*0.05)" office:value-type="float" office:value="0" calcext:value-type="float">
            <text:p>0</text:p>
          </table:table-cell>
          <table:table-cell table:style-name="ce54" table:formula="of:=SUM([.N80]*0.1;[.N81]*0.1;[.N82]*0.15;[.N83]*0.2;[.N84]*0.1;[.N85]*0.1;[.N86]*0.2;[.N87]*0.05)" office:value-type="float" office:value="0" calcext:value-type="float">
            <text:p>0</text:p>
          </table:table-cell>
          <table:table-cell table:style-name="ce54" table:formula="of:=SUM([.O80]*0.1;[.O81]*0.1;[.O82]*0.15;[.O83]*0.2;[.O84]*0.1;[.O85]*0.1;[.O86]*0.2;[.O87]*0.05)" office:value-type="float" office:value="0" calcext:value-type="float">
            <text:p>0</text:p>
          </table:table-cell>
          <table:table-cell table:style-name="ce54" table:formula="of:=SUM([.P80]*0.1;[.P81]*0.1;[.P82]*0.15;[.P83]*0.2;[.P84]*0.1;[.P85]*0.1;[.P86]*0.2;[.P87]*0.05)" office:value-type="float" office:value="0" calcext:value-type="float">
            <text:p>0</text:p>
          </table:table-cell>
          <table:table-cell table:style-name="ce54" table:formula="of:=SUM([.Q80]*0.1;[.Q81]*0.1;[.Q82]*0.15;[.Q83]*0.2;[.Q84]*0.1;[.Q85]*0.1;[.Q86]*0.2;[.Q87]*0.05)" office:value-type="float" office:value="0" calcext:value-type="float">
            <text:p>0</text:p>
          </table:table-cell>
          <table:table-cell table:style-name="ce54" table:formula="of:=SUM([.R80]*0.1;[.R81]*0.1;[.R82]*0.15;[.R83]*0.2;[.R84]*0.1;[.R85]*0.1;[.R86]*0.2;[.R87]*0.05)" office:value-type="float" office:value="0" calcext:value-type="float">
            <text:p>0</text:p>
          </table:table-cell>
          <table:table-cell table:style-name="ce54" table:formula="of:=SUM([.S80]*0.1;[.S81]*0.1;[.S82]*0.15;[.S83]*0.2;[.S84]*0.1;[.S85]*0.1;[.S86]*0.2;[.S87]*0.05)" office:value-type="float" office:value="0" calcext:value-type="float">
            <text:p>0</text:p>
          </table:table-cell>
          <table:table-cell table:style-name="ce54" table:formula="of:=SUM([.T80]*0.1;[.T81]*0.1;[.T82]*0.15;[.T83]*0.2;[.T84]*0.1;[.T85]*0.1;[.T86]*0.2;[.T87]*0.05)" office:value-type="float" office:value="0" calcext:value-type="float">
            <text:p>0</text:p>
          </table:table-cell>
          <table:table-cell table:style-name="ce54" table:formula="of:=SUM([.U80]*0.1;[.U81]*0.1;[.U82]*0.15;[.U83]*0.2;[.U84]*0.1;[.U85]*0.1;[.U86]*0.2;[.U87]*0.05)" office:value-type="float" office:value="0" calcext:value-type="float">
            <text:p>0</text:p>
          </table:table-cell>
          <table:table-cell table:style-name="ce54" table:formula="of:=SUM([.V80]*0.1;[.V81]*0.1;[.V82]*0.15;[.V83]*0.2;[.V84]*0.1;[.V85]*0.1;[.V86]*0.2;[.V87]*0.05)" office:value-type="float" office:value="0" calcext:value-type="float">
            <text:p>0</text:p>
          </table:table-cell>
          <table:table-cell table:style-name="ce54" table:formula="of:=SUM([.W80]*0.1;[.W81]*0.1;[.W82]*0.15;[.W83]*0.2;[.W84]*0.1;[.W85]*0.1;[.W86]*0.2;[.W87]*0.05)" office:value-type="float" office:value="0" calcext:value-type="float">
            <text:p>0</text:p>
          </table:table-cell>
          <table:table-cell table:style-name="ce54" table:formula="of:=SUM([.X80]*0.1;[.X81]*0.1;[.X82]*0.15;[.X83]*0.2;[.X84]*0.1;[.X85]*0.1;[.X86]*0.2;[.X87]*0.05)" office:value-type="float" office:value="0" calcext:value-type="float">
            <text:p>0</text:p>
          </table:table-cell>
          <table:table-cell table:style-name="ce54" table:formula="of:=SUM([.Y80]*0.1;[.Y81]*0.1;[.Y82]*0.15;[.Y83]*0.2;[.Y84]*0.1;[.Y85]*0.1;[.Y86]*0.2;[.Y87]*0.05)" office:value-type="float" office:value="0" calcext:value-type="float">
            <text:p>0</text:p>
          </table:table-cell>
          <table:table-cell table:style-name="ce54" table:formula="of:=SUM([.Z80]*0.1;[.Z81]*0.1;[.Z82]*0.15;[.Z83]*0.2;[.Z84]*0.1;[.Z85]*0.1;[.Z86]*0.2;[.Z87]*0.05)" office:value-type="float" office:value="0" calcext:value-type="float">
            <text:p>0</text:p>
          </table:table-cell>
          <table:table-cell table:number-columns-repeated="998"/>
        </table:table-row>
        <table:table-row table:style-name="ro8">
          <table:table-cell table:style-name="ce39"/>
          <table:table-cell table:style-name="ce18" table:number-columns-repeated="6"/>
          <table:table-cell table:style-name="ce39"/>
          <table:table-cell table:style-name="ce140" table:number-columns-repeated="18"/>
          <table:table-cell table:style-name="ce39" table:number-columns-repeated="998"/>
        </table:table-row>
        <table:table-row table:style-name="ro8">
          <table:table-cell/>
          <table:table-cell table:style-name="ce12" office:value-type="string" calcext:value-type="string" table:number-columns-spanned="6" table:number-rows-spanned="1">
            <text:p>DE LA ENTREGA 3</text:p>
          </table:table-cell>
          <table:covered-table-cell table:number-columns-repeated="5" table:style-name="ce12"/>
          <table:table-cell/>
          <table:table-cell table:style-name="ce141" table:number-columns-repeated="19"/>
          <table:table-cell table:number-columns-repeated="997"/>
        </table:table-row>
        <table:table-row table:style-name="ro3">
          <table:table-cell/>
          <table:table-cell table:style-name="ce7" office:value-type="string" calcext:value-type="string" table:number-columns-spanned="6" table:number-rows-spanned="1">
            <text:p>Nota presentación</text:p>
          </table:table-cell>
          <table:covered-table-cell table:number-columns-repeated="5" table:style-name="ce7"/>
          <table:table-cell/>
          <table:table-cell table:style-name="ce142" table:number-columns-repeated="18"/>
          <table:table-cell table:style-name="ce141"/>
          <table:table-cell table:number-columns-repeated="997"/>
        </table:table-row>
        <table:table-row table:style-name="ro2">
          <table:table-cell/>
          <table:table-cell table:style-name="ce11" table:number-columns-repeated="6"/>
          <table:table-cell/>
          <table:table-cell table:style-name="ce141" table:number-columns-repeated="19"/>
          <table:table-cell table:number-columns-repeated="997"/>
        </table:table-row>
        <table:table-row table:style-name="ro2">
          <table:table-cell table:number-columns-repeated="8"/>
          <table:table-cell table:style-name="ce141" table:number-columns-repeated="19"/>
          <table:table-cell table:number-columns-repeated="997"/>
        </table:table-row>
        <table:table-row table:style-name="ro3">
          <table:table-cell/>
          <table:table-cell table:style-name="ce13" office:value-type="string" calcext:value-type="string" table:number-columns-spanned="6" table:number-rows-spanned="1">
            <text:p>DE LA ENTREGA 1</text:p>
          </table:table-cell>
          <table:covered-table-cell table:number-columns-repeated="5" table:style-name="ce13"/>
          <table:table-cell/>
          <table:table-cell table:style-name="ce100" table:formula="of:=[.I13]" office:value-type="float" office:value="86" calcext:value-type="float">
            <text:p>86</text:p>
          </table:table-cell>
          <table:table-cell table:style-name="ce100" table:formula="of:=[.J13]" office:value-type="float" office:value="0" calcext:value-type="float">
            <text:p>0</text:p>
          </table:table-cell>
          <table:table-cell table:style-name="ce100" table:formula="of:=[.K13]" office:value-type="float" office:value="0" calcext:value-type="float">
            <text:p>0</text:p>
          </table:table-cell>
          <table:table-cell table:style-name="ce100" table:formula="of:=[.L13]" office:value-type="float" office:value="0" calcext:value-type="float">
            <text:p>0</text:p>
          </table:table-cell>
          <table:table-cell table:style-name="ce100" table:formula="of:=[.M13]" office:value-type="float" office:value="0" calcext:value-type="float">
            <text:p>0</text:p>
          </table:table-cell>
          <table:table-cell table:style-name="ce100" table:formula="of:=[.N13]" office:value-type="float" office:value="0" calcext:value-type="float">
            <text:p>0</text:p>
          </table:table-cell>
          <table:table-cell table:style-name="ce100" table:formula="of:=[.O13]" office:value-type="float" office:value="0" calcext:value-type="float">
            <text:p>0</text:p>
          </table:table-cell>
          <table:table-cell table:style-name="ce100" table:formula="of:=[.P13]" office:value-type="float" office:value="0" calcext:value-type="float">
            <text:p>0</text:p>
          </table:table-cell>
          <table:table-cell table:style-name="ce100" table:formula="of:=[.Q13]" office:value-type="float" office:value="0" calcext:value-type="float">
            <text:p>0</text:p>
          </table:table-cell>
          <table:table-cell table:style-name="ce100" table:formula="of:=[.R13]" office:value-type="float" office:value="0" calcext:value-type="float">
            <text:p>0</text:p>
          </table:table-cell>
          <table:table-cell table:style-name="ce100" table:formula="of:=[.S13]" office:value-type="float" office:value="0" calcext:value-type="float">
            <text:p>0</text:p>
          </table:table-cell>
          <table:table-cell table:style-name="ce100" table:formula="of:=[.T13]" office:value-type="float" office:value="0" calcext:value-type="float">
            <text:p>0</text:p>
          </table:table-cell>
          <table:table-cell table:style-name="ce100" table:formula="of:=[.U13]" office:value-type="float" office:value="0" calcext:value-type="float">
            <text:p>0</text:p>
          </table:table-cell>
          <table:table-cell table:style-name="ce100" table:formula="of:=[.V13]" office:value-type="float" office:value="0" calcext:value-type="float">
            <text:p>0</text:p>
          </table:table-cell>
          <table:table-cell table:style-name="ce100" table:formula="of:=[.W13]" office:value-type="float" office:value="0" calcext:value-type="float">
            <text:p>0</text:p>
          </table:table-cell>
          <table:table-cell table:style-name="ce100" table:formula="of:=[.X13]" office:value-type="float" office:value="0" calcext:value-type="float">
            <text:p>0</text:p>
          </table:table-cell>
          <table:table-cell table:style-name="ce100" table:formula="of:=[.Y13]" office:value-type="float" office:value="0" calcext:value-type="float">
            <text:p>0</text:p>
          </table:table-cell>
          <table:table-cell table:style-name="ce100" table:formula="of:=[.Z13]" office:value-type="float" office:value="0" calcext:value-type="float">
            <text:p>0</text:p>
          </table:table-cell>
          <table:table-cell table:style-name="ce141"/>
          <table:table-cell table:number-columns-repeated="997"/>
        </table:table-row>
        <table:table-row table:style-name="ro39" table:visibility="collapse">
          <table:table-cell/>
          <table:table-cell table:style-name="ce47"/>
          <table:table-cell table:style-name="ce65" table:number-columns-repeated="4"/>
          <table:table-cell table:style-name="ce66"/>
          <table:table-cell/>
          <table:table-cell table:style-name="ce100" table:number-columns-repeated="15"/>
          <table:table-cell table:style-name="ce141" table:number-columns-repeated="4"/>
          <table:table-cell table:number-columns-repeated="997"/>
        </table:table-row>
        <table:table-row table:style-name="ro3">
          <table:table-cell/>
          <table:table-cell table:style-name="ce13" office:value-type="string" calcext:value-type="string" table:number-columns-spanned="6" table:number-rows-spanned="1">
            <text:p>DE LA ENTREGA 2 (CON PENALIZACIONES)</text:p>
          </table:table-cell>
          <table:covered-table-cell table:number-columns-repeated="5" table:style-name="ce13"/>
          <table:table-cell/>
          <table:table-cell table:style-name="ce101" table:formula="of:=MIN(IF(SUM([.I7:.I10])&lt;4;65;100);[.I88])" office:value-type="float" office:value="68" calcext:value-type="float">
            <text:p>68</text:p>
          </table:table-cell>
          <table:table-cell table:style-name="ce101" table:formula="of:=MIN(IF(SUM([.J7:.J10])&lt;4;65;100);[.J88])" office:value-type="float" office:value="0" calcext:value-type="float">
            <text:p>0</text:p>
          </table:table-cell>
          <table:table-cell table:style-name="ce101" table:formula="of:=MIN(IF(SUM([.K7:.K10])&lt;4;65;100);[.K88])" office:value-type="float" office:value="0" calcext:value-type="float">
            <text:p>0</text:p>
          </table:table-cell>
          <table:table-cell table:style-name="ce101" table:formula="of:=MIN(IF(SUM([.L7:.L10])&lt;4;65;100);[.L88])" office:value-type="float" office:value="0" calcext:value-type="float">
            <text:p>0</text:p>
          </table:table-cell>
          <table:table-cell table:style-name="ce101" table:formula="of:=MIN(IF(SUM([.M7:.M10])&lt;4;65;100);[.M88])" office:value-type="float" office:value="0" calcext:value-type="float">
            <text:p>0</text:p>
          </table:table-cell>
          <table:table-cell table:style-name="ce101" table:formula="of:=MIN(IF(SUM([.N7:.N10])&lt;4;65;100);[.N88])" office:value-type="float" office:value="0" calcext:value-type="float">
            <text:p>0</text:p>
          </table:table-cell>
          <table:table-cell table:style-name="ce101" table:formula="of:=MIN(IF(SUM([.O7:.O10])&lt;4;65;100);[.O88])" office:value-type="float" office:value="0" calcext:value-type="float">
            <text:p>0</text:p>
          </table:table-cell>
          <table:table-cell table:style-name="ce101" table:formula="of:=MIN(IF(SUM([.P7:.P10])&lt;4;65;100);[.P88])" office:value-type="float" office:value="0" calcext:value-type="float">
            <text:p>0</text:p>
          </table:table-cell>
          <table:table-cell table:style-name="ce101" table:formula="of:=MIN(IF(SUM([.Q7:.Q10])&lt;4;65;100);[.Q88])" office:value-type="float" office:value="0" calcext:value-type="float">
            <text:p>0</text:p>
          </table:table-cell>
          <table:table-cell table:style-name="ce101" table:formula="of:=MIN(IF(SUM([.R7:.R10])&lt;4;65;100);[.R88])" office:value-type="float" office:value="0" calcext:value-type="float">
            <text:p>0</text:p>
          </table:table-cell>
          <table:table-cell table:style-name="ce101" table:formula="of:=MIN(IF(SUM([.S7:.S10])&lt;4;65;100);[.S88])" office:value-type="float" office:value="0" calcext:value-type="float">
            <text:p>0</text:p>
          </table:table-cell>
          <table:table-cell table:style-name="ce101" table:formula="of:=MIN(IF(SUM([.T7:.T10])&lt;4;65;100);[.T88])" office:value-type="float" office:value="0" calcext:value-type="float">
            <text:p>0</text:p>
          </table:table-cell>
          <table:table-cell table:style-name="ce101" table:formula="of:=MIN(IF(SUM([.U7:.U10])&lt;4;65;100);[.U88])" office:value-type="float" office:value="0" calcext:value-type="float">
            <text:p>0</text:p>
          </table:table-cell>
          <table:table-cell table:style-name="ce101" table:formula="of:=MIN(IF(SUM([.V7:.V10])&lt;4;65;100);[.V88])" office:value-type="float" office:value="0" calcext:value-type="float">
            <text:p>0</text:p>
          </table:table-cell>
          <table:table-cell table:style-name="ce101" table:formula="of:=MIN(IF(SUM([.W7:.W10])&lt;4;65;100);[.W88])" office:value-type="float" office:value="0" calcext:value-type="float">
            <text:p>0</text:p>
          </table:table-cell>
          <table:table-cell table:style-name="ce101" table:formula="of:=MIN(IF(SUM([.X7:.X10])&lt;4;65;100);[.X88])" office:value-type="float" office:value="0" calcext:value-type="float">
            <text:p>0</text:p>
          </table:table-cell>
          <table:table-cell table:style-name="ce101" table:formula="of:=MIN(IF(SUM([.Y7:.Y10])&lt;4;65;100);[.Y88])" office:value-type="float" office:value="0" calcext:value-type="float">
            <text:p>0</text:p>
          </table:table-cell>
          <table:table-cell table:style-name="ce101" table:formula="of:=MIN(IF(SUM([.Z7:.Z10])&lt;4;65;100);[.Z88])" office:value-type="float" office:value="0" calcext:value-type="float">
            <text:p>0</text:p>
          </table:table-cell>
          <table:table-cell table:style-name="ce141"/>
          <table:table-cell table:number-columns-repeated="997"/>
        </table:table-row>
        <table:table-row table:style-name="ro8">
          <table:table-cell/>
          <table:table-cell table:style-name="ce69" office:value-type="string" calcext:value-type="string" table:number-columns-spanned="6" table:number-rows-spanned="1">
            <text:p>DE LA ENTREGA 3 (PRESENTACIONES)</text:p>
          </table:table-cell>
          <table:covered-table-cell table:number-columns-repeated="5" table:style-name="ce69"/>
          <table:table-cell/>
          <table:table-cell table:style-name="ce145" table:formula="of:=[.I91]" office:value-type="float" office:value="0" calcext:value-type="float">
            <text:p>0</text:p>
          </table:table-cell>
          <table:table-cell table:style-name="ce145" table:formula="of:=[.J91]" office:value-type="float" office:value="0" calcext:value-type="float">
            <text:p>0</text:p>
          </table:table-cell>
          <table:table-cell table:style-name="ce145" table:formula="of:=[.K91]" office:value-type="float" office:value="0" calcext:value-type="float">
            <text:p>0</text:p>
          </table:table-cell>
          <table:table-cell table:style-name="ce145" table:formula="of:=[.L91]" office:value-type="float" office:value="0" calcext:value-type="float">
            <text:p>0</text:p>
          </table:table-cell>
          <table:table-cell table:style-name="ce145" table:formula="of:=[.M91]" office:value-type="float" office:value="0" calcext:value-type="float">
            <text:p>0</text:p>
          </table:table-cell>
          <table:table-cell table:style-name="ce145" table:formula="of:=[.N91]" office:value-type="float" office:value="0" calcext:value-type="float">
            <text:p>0</text:p>
          </table:table-cell>
          <table:table-cell table:style-name="ce145" table:formula="of:=[.O91]" office:value-type="float" office:value="0" calcext:value-type="float">
            <text:p>0</text:p>
          </table:table-cell>
          <table:table-cell table:style-name="ce145" table:formula="of:=[.P91]" office:value-type="float" office:value="0" calcext:value-type="float">
            <text:p>0</text:p>
          </table:table-cell>
          <table:table-cell table:style-name="ce145" table:formula="of:=[.Q91]" office:value-type="float" office:value="0" calcext:value-type="float">
            <text:p>0</text:p>
          </table:table-cell>
          <table:table-cell table:style-name="ce145" table:formula="of:=[.R91]" office:value-type="float" office:value="0" calcext:value-type="float">
            <text:p>0</text:p>
          </table:table-cell>
          <table:table-cell table:style-name="ce145" table:formula="of:=[.S91]" office:value-type="float" office:value="0" calcext:value-type="float">
            <text:p>0</text:p>
          </table:table-cell>
          <table:table-cell table:style-name="ce145" table:formula="of:=[.T91]" office:value-type="float" office:value="0" calcext:value-type="float">
            <text:p>0</text:p>
          </table:table-cell>
          <table:table-cell table:style-name="ce145" table:formula="of:=[.U91]" office:value-type="float" office:value="0" calcext:value-type="float">
            <text:p>0</text:p>
          </table:table-cell>
          <table:table-cell table:style-name="ce145" table:formula="of:=[.V91]" office:value-type="float" office:value="0" calcext:value-type="float">
            <text:p>0</text:p>
          </table:table-cell>
          <table:table-cell table:style-name="ce145" table:formula="of:=[.W91]" office:value-type="float" office:value="0" calcext:value-type="float">
            <text:p>0</text:p>
          </table:table-cell>
          <table:table-cell table:style-name="ce145" table:formula="of:=[.X91]" office:value-type="float" office:value="0" calcext:value-type="float">
            <text:p>0</text:p>
          </table:table-cell>
          <table:table-cell table:style-name="ce145" table:formula="of:=[.Y91]" office:value-type="float" office:value="0" calcext:value-type="float">
            <text:p>0</text:p>
          </table:table-cell>
          <table:table-cell table:style-name="ce145" table:formula="of:=[.Z91]" office:value-type="float" office:value="0" calcext:value-type="float">
            <text:p>0</text:p>
          </table:table-cell>
          <table:table-cell table:style-name="ce141"/>
          <table:table-cell table:number-columns-repeated="997"/>
        </table:table-row>
        <table:table-row table:style-name="ro6">
          <table:table-cell table:style-name="ce2"/>
          <table:table-cell table:style-name="ce18"/>
          <table:table-cell table:style-name="ce33" table:number-columns-repeated="5"/>
          <table:table-cell table:style-name="ce2"/>
          <table:table-cell table:style-name="ce146" table:number-columns-repeated="18"/>
          <table:table-cell table:style-name="ce141"/>
          <table:table-cell table:number-columns-repeated="997"/>
        </table:table-row>
        <table:table-row table:style-name="ro8">
          <table:table-cell/>
          <table:table-cell table:style-name="ce15" office:value-type="string" calcext:value-type="string" table:number-columns-spanned="6" table:number-rows-spanned="1">
            <text:p>NOTA FINAL PROYECTOS IA</text:p>
          </table:table-cell>
          <table:covered-table-cell table:number-columns-repeated="5" table:style-name="ce15"/>
          <table:table-cell/>
          <table:table-cell table:style-name="ce101" table:formula="of:=SUM([.I94]*0.3;[.I96]*0.4;[.I97]*0.3)" office:value-type="float" office:value="53" calcext:value-type="float">
            <text:p>53</text:p>
          </table:table-cell>
          <table:table-cell table:style-name="ce101" table:formula="of:=SUM([.J94]*0.3;[.J96]*0.4;[.J97]*0.3)" office:value-type="float" office:value="0" calcext:value-type="float">
            <text:p>0</text:p>
          </table:table-cell>
          <table:table-cell table:style-name="ce101" table:formula="of:=SUM([.K94]*0.3;[.K96]*0.4;[.K97]*0.3)" office:value-type="float" office:value="0" calcext:value-type="float">
            <text:p>0</text:p>
          </table:table-cell>
          <table:table-cell table:style-name="ce101" table:formula="of:=SUM([.L94]*0.3;[.L96]*0.4;[.L97]*0.3)" office:value-type="float" office:value="0" calcext:value-type="float">
            <text:p>0</text:p>
          </table:table-cell>
          <table:table-cell table:style-name="ce101" table:formula="of:=SUM([.M94]*0.3;[.M96]*0.4;[.M97]*0.3)" office:value-type="float" office:value="0" calcext:value-type="float">
            <text:p>0</text:p>
          </table:table-cell>
          <table:table-cell table:style-name="ce101" table:formula="of:=SUM([.N94]*0.3;[.N96]*0.4;[.N97]*0.3)" office:value-type="float" office:value="0" calcext:value-type="float">
            <text:p>0</text:p>
          </table:table-cell>
          <table:table-cell table:style-name="ce101" table:formula="of:=SUM([.O94]*0.3;[.O96]*0.4;[.O97]*0.3)" office:value-type="float" office:value="0" calcext:value-type="float">
            <text:p>0</text:p>
          </table:table-cell>
          <table:table-cell table:style-name="ce101" table:formula="of:=SUM([.P94]*0.3;[.P96]*0.4;[.P97]*0.3)" office:value-type="float" office:value="0" calcext:value-type="float">
            <text:p>0</text:p>
          </table:table-cell>
          <table:table-cell table:style-name="ce101" table:formula="of:=SUM([.Q94]*0.3;[.Q96]*0.4;[.Q97]*0.3)" office:value-type="float" office:value="0" calcext:value-type="float">
            <text:p>0</text:p>
          </table:table-cell>
          <table:table-cell table:style-name="ce101" table:formula="of:=SUM([.R94]*0.3;[.R96]*0.4;[.R97]*0.3)" office:value-type="float" office:value="0" calcext:value-type="float">
            <text:p>0</text:p>
          </table:table-cell>
          <table:table-cell table:style-name="ce101" table:formula="of:=SUM([.S94]*0.3;[.S96]*0.4;[.S97]*0.3)" office:value-type="float" office:value="0" calcext:value-type="float">
            <text:p>0</text:p>
          </table:table-cell>
          <table:table-cell table:style-name="ce101" table:formula="of:=SUM([.T94]*0.3;[.T96]*0.4;[.T97]*0.3)" office:value-type="float" office:value="0" calcext:value-type="float">
            <text:p>0</text:p>
          </table:table-cell>
          <table:table-cell table:style-name="ce101" table:formula="of:=SUM([.U94]*0.3;[.U96]*0.4;[.U97]*0.3)" office:value-type="float" office:value="0" calcext:value-type="float">
            <text:p>0</text:p>
          </table:table-cell>
          <table:table-cell table:style-name="ce101" table:formula="of:=SUM([.V94]*0.3;[.V96]*0.4;[.V97]*0.3)" office:value-type="float" office:value="0" calcext:value-type="float">
            <text:p>0</text:p>
          </table:table-cell>
          <table:table-cell table:style-name="ce101" table:formula="of:=SUM([.W94]*0.3;[.W96]*0.4;[.W97]*0.3)" office:value-type="float" office:value="0" calcext:value-type="float">
            <text:p>0</text:p>
          </table:table-cell>
          <table:table-cell table:style-name="ce101" table:formula="of:=SUM([.X94]*0.3;[.X96]*0.4;[.X97]*0.3)" office:value-type="float" office:value="0" calcext:value-type="float">
            <text:p>0</text:p>
          </table:table-cell>
          <table:table-cell table:style-name="ce101" table:formula="of:=SUM([.Y94]*0.3;[.Y96]*0.4;[.Y97]*0.3)" office:value-type="float" office:value="0" calcext:value-type="float">
            <text:p>0</text:p>
          </table:table-cell>
          <table:table-cell table:style-name="ce101" table:formula="of:=SUM([.Z94]*0.3;[.Z96]*0.4;[.Z97]*0.3)" office:value-type="float" office:value="0" calcext:value-type="float">
            <text:p>0</text:p>
          </table:table-cell>
          <table:table-cell table:style-name="ce164"/>
          <table:table-cell table:number-columns-repeated="997"/>
        </table:table-row>
        <table:table-row table:style-name="ro2" table:number-rows-repeated="1048476">
          <table:table-cell table:number-columns-repeated="1024"/>
        </table:table-row>
        <table:table-row table:style-name="ro2">
          <table:table-cell table:number-columns-repeated="1024"/>
        </table:table-row>
        <calcext:conditional-formats>
          <calcext:conditional-format calcext:target-range-address="'Informe 2'.AA94:'Informe 2'.AA94 'Informe 2'.AA96:'Informe 2'.AA99 'Informe 2'.I90:'Informe 2'.Z90 'Informe 2'.AA90:'Informe 2'.AA91 'Informe 2'.I92:'Informe 2'.AA93 'Informe 2'.X95:'Informe 2'.AA95 'Informe 2'.AA44:'Informe 2'.AA47 'Informe 2'.I50:'Informe 2'.AA51 'Informe 2'.I36:'Informe 2'.Z41 'Informe 2'.I44:'Informe 2'.Z47 'Informe 2'.I27:'Informe 2'.Z32 'Informe 2'.I13:'Informe 2'.AA24 'Informe 2'.AA26:'Informe 2'.AA32 'Informe 2'.I54:'Informe 2'.Z57 'Informe 2'.AA54:'Informe 2'.AA57 'Informe 2'.I65:'Informe 2'.AA66 'Informe 2'.I68:'Informe 2'.AA69 'Informe 2'.I59:'Informe 2'.AA59 'Informe 2'.AA52:'Informe 2'.AA52 'Informe 2'.AA36:'Informe 2'.AA42 'Informe 2'.AA34:'Informe 2'.AA34 'Informe 2'.I61:'Informe 2'.AA63">
            <calcext:condition calcext:apply-style-name="ConditionalStyle_8" calcext:value="&lt;54.5" calcext:base-cell-address="'Informe 2'.I13"/>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7" calcext:value="&lt;54.5" calcext:base-cell-address="'Informe 2'.I94"/>
          </calcext:conditional-format>
          <calcext:conditional-format calcext:target-range-address="'Informe 2'.I91:'Informe 2'.Z91">
            <calcext:condition calcext:apply-style-name="ConditionalStyle_6" calcext:value="&lt;54.5" calcext:base-cell-address="'Informe 2'.I91"/>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5" calcext:value="&gt;=&quot;54.5&quot;" calcext:base-cell-address="'Informe 2'.I94"/>
          </calcext:conditional-format>
          <calcext:conditional-format calcext:target-range-address="'Informe 2'.I91:'Informe 2'.Z91">
            <calcext:condition calcext:apply-style-name="ConditionalStyle_4" calcext:value="&gt;=&quot;54.5&quot;" calcext:base-cell-address="'Informe 2'.I91"/>
          </calcext:conditional-format>
          <calcext:conditional-format calcext:target-range-address="'Informe 2'.AA94:'Informe 2'.AA94 'Informe 2'.AA96:'Informe 2'.AA99 'Informe 2'.I90:'Informe 2'.Z90 'Informe 2'.AA90:'Informe 2'.AA91 'Informe 2'.I92:'Informe 2'.AA93 'Informe 2'.X95:'Informe 2'.AA95 'Informe 2'.AA44:'Informe 2'.AA47 'Informe 2'.I50:'Informe 2'.AA51 'Informe 2'.I36:'Informe 2'.Z41 'Informe 2'.I44:'Informe 2'.Z47 'Informe 2'.I27:'Informe 2'.Z32 'Informe 2'.I13:'Informe 2'.AA24 'Informe 2'.AA26:'Informe 2'.AA32 'Informe 2'.I54:'Informe 2'.Z57 'Informe 2'.AA54:'Informe 2'.AA57 'Informe 2'.I65:'Informe 2'.AA66 'Informe 2'.I68:'Informe 2'.AA69 'Informe 2'.I59:'Informe 2'.AA59 'Informe 2'.AA52:'Informe 2'.AA52 'Informe 2'.AA36:'Informe 2'.AA42 'Informe 2'.AA34:'Informe 2'.AA34 'Informe 2'.I61:'Informe 2'.AA63">
            <calcext:condition calcext:apply-style-name="ConditionalStyle_3" calcext:value="&gt;=54.5" calcext:base-cell-address="'Informe 2'.I13"/>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2" calcext:value="&gt;=54.5" calcext:base-cell-address="'Informe 2'.I94"/>
          </calcext:conditional-format>
          <calcext:conditional-format calcext:target-range-address="'Informe 2'.I91:'Informe 2'.Z91">
            <calcext:condition calcext:apply-style-name="ConditionalStyle_1" calcext:value="&gt;=54.5" calcext:base-cell-address="'Informe 2'.I91"/>
          </calcext:conditional-format>
          <calcext:conditional-format calcext:target-range-address="'Informe 2'.I48:'Informe 2'.AA49">
            <calcext:condition calcext:apply-style-name="ConditionalStyle_8" calcext:value="&lt;54.5" calcext:base-cell-address="'Informe 2'.I48"/>
          </calcext:conditional-format>
          <calcext:conditional-format calcext:target-range-address="'Informe 2'.I48:'Informe 2'.AA49">
            <calcext:condition calcext:apply-style-name="ConditionalStyle_3" calcext:value="&gt;=54.5" calcext:base-cell-address="'Informe 2'.I48"/>
          </calcext:conditional-format>
          <calcext:conditional-format calcext:target-range-address="'Informe 2'.I52:'Informe 2'.Z52">
            <calcext:condition calcext:apply-style-name="ConditionalStyle_8" calcext:value="&lt;54.5" calcext:base-cell-address="'Informe 2'.I52"/>
          </calcext:conditional-format>
          <calcext:conditional-format calcext:target-range-address="'Informe 2'.I52:'Informe 2'.Z52">
            <calcext:condition calcext:apply-style-name="ConditionalStyle_3" calcext:value="&gt;=54.5" calcext:base-cell-address="'Informe 2'.I52"/>
          </calcext:conditional-format>
          <calcext:conditional-format calcext:target-range-address="'Informe 2'.I42:'Informe 2'.Z42">
            <calcext:condition calcext:apply-style-name="ConditionalStyle_8" calcext:value="&lt;54.5" calcext:base-cell-address="'Informe 2'.I42"/>
          </calcext:conditional-format>
          <calcext:conditional-format calcext:target-range-address="'Informe 2'.I42:'Informe 2'.Z42">
            <calcext:condition calcext:apply-style-name="ConditionalStyle_3" calcext:value="&gt;=54.5" calcext:base-cell-address="'Informe 2'.I42"/>
          </calcext:conditional-format>
          <calcext:conditional-format calcext:target-range-address="'Informe 2'.I34:'Informe 2'.Z34">
            <calcext:condition calcext:apply-style-name="ConditionalStyle_8" calcext:value="&lt;54.5" calcext:base-cell-address="'Informe 2'.I34"/>
          </calcext:conditional-format>
          <calcext:conditional-format calcext:target-range-address="'Informe 2'.I34:'Informe 2'.Z34">
            <calcext:condition calcext:apply-style-name="ConditionalStyle_3" calcext:value="&gt;=54.5" calcext:base-cell-address="'Informe 2'.I34"/>
          </calcext:conditional-format>
          <calcext:conditional-format calcext:target-range-address="'Informe 2'.I26:'Informe 2'.Z26">
            <calcext:condition calcext:apply-style-name="ConditionalStyle_8" calcext:value="&lt;54.5" calcext:base-cell-address="'Informe 2'.I26"/>
          </calcext:conditional-format>
          <calcext:conditional-format calcext:target-range-address="'Informe 2'.I26:'Informe 2'.Z26">
            <calcext:condition calcext:apply-style-name="ConditionalStyle_3" calcext:value="&gt;=54.5" calcext:base-cell-address="'Informe 2'.I26"/>
          </calcext:conditional-format>
          <calcext:conditional-format calcext:target-range-address="'Informe 2'.I33:'Informe 2'.AA33">
            <calcext:condition calcext:apply-style-name="ConditionalStyle_8" calcext:value="&lt;54.5" calcext:base-cell-address="'Informe 2'.I33"/>
          </calcext:conditional-format>
          <calcext:conditional-format calcext:target-range-address="'Informe 2'.I33:'Informe 2'.AA33">
            <calcext:condition calcext:apply-style-name="ConditionalStyle_3" calcext:value="&gt;=54.5" calcext:base-cell-address="'Informe 2'.I33"/>
          </calcext:conditional-format>
          <calcext:conditional-format calcext:target-range-address="'Informe 2'.I25:'Informe 2'.AA25">
            <calcext:condition calcext:apply-style-name="ConditionalStyle_8" calcext:value="&lt;54.5" calcext:base-cell-address="'Informe 2'.I25"/>
          </calcext:conditional-format>
          <calcext:conditional-format calcext:target-range-address="'Informe 2'.I25:'Informe 2'.AA25">
            <calcext:condition calcext:apply-style-name="ConditionalStyle_3" calcext:value="&gt;=54.5" calcext:base-cell-address="'Informe 2'.I25"/>
          </calcext:conditional-format>
          <calcext:conditional-format calcext:target-range-address="'Informe 2'.I58:'Informe 2'.AA58">
            <calcext:condition calcext:apply-style-name="ConditionalStyle_8" calcext:value="&lt;54.5" calcext:base-cell-address="'Informe 2'.I58"/>
          </calcext:conditional-format>
          <calcext:conditional-format calcext:target-range-address="'Informe 2'.I58:'Informe 2'.AA58">
            <calcext:condition calcext:apply-style-name="ConditionalStyle_3" calcext:value="&gt;=54.5" calcext:base-cell-address="'Informe 2'.I58"/>
          </calcext:conditional-format>
          <calcext:conditional-format calcext:target-range-address="'Informe 2'.I67:'Informe 2'.AA67">
            <calcext:condition calcext:apply-style-name="ConditionalStyle_8" calcext:value="&lt;54.5" calcext:base-cell-address="'Informe 2'.I67"/>
          </calcext:conditional-format>
          <calcext:conditional-format calcext:target-range-address="'Informe 2'.I67:'Informe 2'.AA67">
            <calcext:condition calcext:apply-style-name="ConditionalStyle_3" calcext:value="&gt;=54.5" calcext:base-cell-address="'Informe 2'.I67"/>
          </calcext:conditional-format>
          <calcext:conditional-format calcext:target-range-address="'Informe 2'.I72:'Informe 2'.AA74 'Informe 2'.I70:'Informe 2'.AA70">
            <calcext:condition calcext:apply-style-name="ConditionalStyle_8" calcext:value="&lt;54.5" calcext:base-cell-address="'Informe 2'.I70"/>
          </calcext:conditional-format>
          <calcext:conditional-format calcext:target-range-address="'Informe 2'.I72:'Informe 2'.AA74 'Informe 2'.I70:'Informe 2'.AA70">
            <calcext:condition calcext:apply-style-name="ConditionalStyle_3" calcext:value="&gt;=54.5" calcext:base-cell-address="'Informe 2'.I70"/>
          </calcext:conditional-format>
          <calcext:conditional-format calcext:target-range-address="'Informe 2'.I79:'Informe 2'.AA79 'Informe 2'.I75:'Informe 2'.AA75">
            <calcext:condition calcext:apply-style-name="ConditionalStyle_8" calcext:value="&lt;54.5" calcext:base-cell-address="'Informe 2'.I75"/>
          </calcext:conditional-format>
          <calcext:conditional-format calcext:target-range-address="'Informe 2'.I79:'Informe 2'.AA79 'Informe 2'.I75:'Informe 2'.AA75">
            <calcext:condition calcext:apply-style-name="ConditionalStyle_3" calcext:value="&gt;=54.5" calcext:base-cell-address="'Informe 2'.I75"/>
          </calcext:conditional-format>
          <calcext:conditional-format calcext:target-range-address="'Informe 2'.I60:'Informe 2'.AA60">
            <calcext:condition calcext:apply-style-name="ConditionalStyle_8" calcext:value="&lt;54.5" calcext:base-cell-address="'Informe 2'.I60"/>
          </calcext:conditional-format>
          <calcext:conditional-format calcext:target-range-address="'Informe 2'.I60:'Informe 2'.AA60">
            <calcext:condition calcext:apply-style-name="ConditionalStyle_3" calcext:value="&gt;=54.5" calcext:base-cell-address="'Informe 2'.I60"/>
          </calcext:conditional-format>
          <calcext:conditional-format calcext:target-range-address="'Informe 2'.I53:'Informe 2'.AA53">
            <calcext:condition calcext:apply-style-name="ConditionalStyle_8" calcext:value="&lt;54.5" calcext:base-cell-address="'Informe 2'.I53"/>
          </calcext:conditional-format>
          <calcext:conditional-format calcext:target-range-address="'Informe 2'.I53:'Informe 2'.AA53">
            <calcext:condition calcext:apply-style-name="ConditionalStyle_3" calcext:value="&gt;=54.5" calcext:base-cell-address="'Informe 2'.I53"/>
          </calcext:conditional-format>
          <calcext:conditional-format calcext:target-range-address="'Informe 2'.I43:'Informe 2'.AA43">
            <calcext:condition calcext:apply-style-name="ConditionalStyle_8" calcext:value="&lt;54.5" calcext:base-cell-address="'Informe 2'.I43"/>
          </calcext:conditional-format>
          <calcext:conditional-format calcext:target-range-address="'Informe 2'.I43:'Informe 2'.AA43">
            <calcext:condition calcext:apply-style-name="ConditionalStyle_3" calcext:value="&gt;=54.5" calcext:base-cell-address="'Informe 2'.I43"/>
          </calcext:conditional-format>
          <calcext:conditional-format calcext:target-range-address="'Informe 2'.I35:'Informe 2'.AA35">
            <calcext:condition calcext:apply-style-name="ConditionalStyle_8" calcext:value="&lt;54.5" calcext:base-cell-address="'Informe 2'.I35"/>
          </calcext:conditional-format>
          <calcext:conditional-format calcext:target-range-address="'Informe 2'.I35:'Informe 2'.AA35">
            <calcext:condition calcext:apply-style-name="ConditionalStyle_3" calcext:value="&gt;=54.5" calcext:base-cell-address="'Informe 2'.I35"/>
          </calcext:conditional-format>
          <calcext:conditional-format calcext:target-range-address="'Informe 2'.I71:'Informe 2'.AA71">
            <calcext:condition calcext:apply-style-name="ConditionalStyle_8" calcext:value="&lt;54.5" calcext:base-cell-address="'Informe 2'.I71"/>
          </calcext:conditional-format>
          <calcext:conditional-format calcext:target-range-address="'Informe 2'.I71:'Informe 2'.AA71">
            <calcext:condition calcext:apply-style-name="ConditionalStyle_3" calcext:value="&gt;=54.5" calcext:base-cell-address="'Informe 2'.I71"/>
          </calcext:conditional-format>
          <calcext:conditional-format calcext:target-range-address="'Informe 2'.I64:'Informe 2'.AA64">
            <calcext:condition calcext:apply-style-name="ConditionalStyle_8" calcext:value="&lt;54.5" calcext:base-cell-address="'Informe 2'.I64"/>
          </calcext:conditional-format>
          <calcext:conditional-format calcext:target-range-address="'Informe 2'.I64:'Informe 2'.AA64">
            <calcext:condition calcext:apply-style-name="ConditionalStyle_3" calcext:value="&gt;=54.5" calcext:base-cell-address="'Informe 2'.I6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face style:name="Calibri" svg:font-family="Calibri" style:font-family-generic="swis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10">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order-bottom="2.49pt solid #333399"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data-style-name="N0">
      <style:table-cell-properties fo:border-bottom="2.49pt solid #c0c0c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ext" style:family="table-cell" style:parent-style-name="Default"/>
    <style:style style:name="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c0c0c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Default" style:data-style-name="N0">
      <style:table-cell-properties fo:background-color="#ff99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1" style:family="table-cell" style:parent-style-name="Heading">
      <style:table-cell-properties style:rotation-angle="90"/>
    </style:style>
    <style:style style:name="_32_0_25__20_-_20_Accent1" style:display-name="20% - Accent1" style:family="table-cell" style:parent-style-name="Default" style:data-style-name="N0">
      <style:table-cell-properties fo:background-color="#cc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data-style-name="N0">
      <style:table-cell-properties fo:background-color="#ff99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data-style-name="N0">
      <style:table-cell-properties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data-style-name="N0">
      <style:table-cell-properties fo:background-color="#cc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data-style-name="N0">
      <style:table-cell-properties fo:background-color="#ffcc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data-style-name="N0">
      <style:table-cell-properties fo:background-color="#ff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data-style-name="N0">
      <style:table-cell-properties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data-style-name="N0">
      <style:table-cell-properties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data-style-name="N0">
      <style:table-cell-properties fo:background-color="#ffcc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data-style-name="N0">
      <style:table-cell-properties fo:background-color="#0066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data-style-name="N0">
      <style:table-cell-properties fo:background-color="#ff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data-style-name="N0">
      <style:table-cell-properties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data-style-name="N0">
      <style:table-cell-properties fo:background-color="#800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data-style-name="N0">
      <style:table-cell-properties fo:background-color="#33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data-style-name="N0">
      <style:table-cell-properties fo:background-color="#ff99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data-style-name="N0">
      <style:table-cell-properties fo:background-color="#3333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data-style-name="N0">
      <style:table-cell-properties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data-style-name="N0">
      <style:table-cell-properties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data-style-name="N0">
      <style:table-cell-properties fo:background-color="#800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data-style-name="N0">
      <style:table-cell-properties fo:background-color="#33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data-style-name="N0">
      <style:table-cell-properties fo:background-color="#ff66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data-style-name="N0">
      <style:table-cell-properties fo:background-color="#969696" style:cell-protect="protected" style:print-content="true" style:diagonal-bl-tr="none" style:diagonal-tl-br="none" style:text-align-source="value-type" style:repeat-content="false" fo:wrap-option="no-wrap" fo:border="2.49pt double-thin #333333" style:border-line-width="0.018cm 0.053cm 0.018cm"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eutral" style:display-name="Excel Built-in Neutral" style:family="table-cell" style:parent-style-name="Default" style:data-style-name="N0">
      <style:table-cell-properties fo:background-color="#ffff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Total" style:display-name="Excel Built-in Total" style:family="table-cell" style:parent-style-name="Default" style:data-style-name="N0">
      <style:table-cell-properties fo:border-bottom="2.49pt double-thin #333399" style:border-line-width-bottom="0.018cm 0.053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333399"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CondFormat_5f_1_5f_1_5f_1" style:display-name="Excel_CondFormat_1_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planatory_20_Text" style:display-name="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Heading_20_3" style:display-name="Heading 3" style:family="table-cell" style:parent-style-name="Default" style:data-style-name="N0">
      <style:table-cell-properties fo:border-bottom="1.76pt solid #0066cc"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5" style:display-name="Heading 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6" style:display-name="Heading1 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Input" style:family="table-cell" style:parent-style-name="Default" style:data-style-name="N0">
      <style:table-cell-properties fo:background-color="#ffcc99"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data-style-name="N0">
      <style:table-cell-properties fo:border-bottom="2.49pt double-thin #ff9900" style:border-line-width-bottom="0.018cm 0.053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Output"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0.74pt solid #333333"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esult_20_7" style:display-name="Result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8" style:display-name="Result2 8" style:family="table-cell" style:parent-style-name="Default" style:data-style-name="N10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it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3366" style:text-outline="false" style:text-line-through-style="none" style:text-line-through-type="none" style:font-name="Cambria" fo:font-family="Cambria" style:font-family-generic="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Warning_20_Text" style:display-name="Warning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0000ff"/>
    </style:style>
    <style:style style:name="ConditionalStyle_5f_9" style:display-name="ConditionalStyle_9" style:family="table-cell" style:parent-style-name="Default">
      <style:text-properties fo:color="#0000ff"/>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000080"/>
    </style:style>
    <style:style style:name="ConditionalStyle_5f_4" style:display-name="ConditionalStyle_4" style:family="table-cell" style:parent-style-name="Default">
      <style:text-properties fo:color="#000080"/>
    </style:style>
    <style:style style:name="ConditionalStyle_5f_3" style:display-name="ConditionalStyle_3" style:family="table-cell" style:parent-style-name="Default">
      <style:text-properties fo:color="#000080"/>
    </style:style>
    <style:style style:name="ConditionalStyle_5f_2" style:display-name="ConditionalStyle_2" style:family="table-cell" style:parent-style-name="Default">
      <style:text-properties fo:color="#000080"/>
    </style:style>
    <style:style style:name="ConditionalStyle_5f_1" style:display-name="ConditionalStyle_1" style:family="table-cell" style:parent-style-name="Default">
      <style:text-properties fo:color="#00008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752cm" fo:margin-bottom="1.752cm" fo:margin-left="1.3cm" fo:margin-right="1.3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30">00-00-0000</text:date>, <text:time style:data-style-name="N2" text:time-value="12:33:06.044276057">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e1" style:display-name="PageStyle_Informe1" style:page-layout-name="Mpm3">
      <style:header style:display="false"/>
      <style:header-left style:display="false"/>
      <style:footer style:display="false"/>
      <style:footer-left style:display="false"/>
    </style:master-page>
    <style:master-page style:name="PageStyle_5f_Final" style:display-name="PageStyle_F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lson</meta:initial-creator>
    <meta:editing-cycles>264</meta:editing-cycles>
    <meta:creation-date>2009-05-15T18:03:33</meta:creation-date>
    <dc:date>2020-12-30T12:41:33.827328352</dc:date>
    <meta:editing-duration>P35DT2H34M34S</meta:editing-duration>
    <meta:generator>LibreOffice/6.4.7.2$Linux_X86_64 LibreOffice_project/40$Build-2</meta:generator>
    <meta:document-statistic meta:table-count="2" meta:cell-count="50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